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2189in"/>
    </style:style>
    <style:style style:name="co3" style:family="table-column">
      <style:table-column-properties fo:break-before="auto" style:column-width="2.698in"/>
    </style:style>
    <style:style style:name="co4" style:family="table-column">
      <style:table-column-properties fo:break-before="auto" style:column-width="0.8957in"/>
    </style:style>
    <style:style style:name="co1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0.3437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1.05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547in"/>
    </style:style>
    <style:style style:name="co11" style:family="table-column">
      <style:table-column-properties fo:break-before="auto" style:column-width="2.1909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428in"/>
    </style:style>
    <style:style style:name="co14" style:family="table-column">
      <style:table-column-properties fo:break-before="auto" style:column-width="2.3291in"/>
    </style:style>
    <style:style style:name="co15" style:family="table-column">
      <style:table-column-properties fo:break-before="auto" style:column-width="0.4346in"/>
    </style:style>
    <style:style style:name="ro2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Группа_20_А">
      <style:table-properties table:display="true" style:writing-mode="lr-tb"/>
    </style:style>
    <style:style style:name="ta2" style:family="table" style:master-page-name="PageStyle_5f_Группа_20_Б_2b_">
      <style:table-properties table:display="true" style:writing-mode="lr-tb"/>
    </style:style>
    <style:style style:name="ta3" style:family="table" style:master-page-name="PageStyle_5f_Группа_20_Б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20039" number:language="ru" number:country="RU" number:automatic-order="true">
      <number:day/>
      <number:text> </number:text>
      <number:month number:textual="true"/>
      <number:text>, </number:text>
      <number:year/>
    </number:date-style>
    <style:style style:name="ce1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9daf8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c9daf8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99pt solid #000000" fo:wrap-option="wrap" fo:border-left="none" fo:border-right="none" fo:border-top="0.99pt solid #000000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99pt solid #000000" fo:wrap-option="wrap" fo:border-left="none" fo:border-right="0.99pt solid #000000" fo:border-top="0.99pt solid #000000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wrap-option="wrap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0">
      <style:table-cell-properties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none" fo:border-right="0.99pt solid #000000" fo:border-top="none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20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none" fo:border-right="0.99pt solid #000000" fo:border-top="none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0.99pt solid #000000" fo:border-left="none" fo:border-right="0.99pt solid #000000" fo:border-top="none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wrap-option="wrap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7e1cd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b7e1cd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20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0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none" fo:border-right="0.99pt solid #000000" fo:border-top="non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0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0.99pt solid #000000" fo:border-left="0.99pt solid #000000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20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order-bottom="none" fo:border-left="none" fo:border-right="none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20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order-left="none" fo:border-right="0.99pt solid #000000" fo:border-top="none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d9ead3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d9ead3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0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99pt solid #000000" fo:border-left="none" fo:border-right="0.99pt solid #000000" fo:border-top="none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order-left="none" fo:border-right="none" fo:border-top="0.99pt solid #000000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0">
      <style:table-cell-properties fo:border-bottom="none" fo:border-left="none" fo:border-right="none" fo:border-top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order-left="none" fo:border-right="0.99pt solid #000000" fo:border-top="0.99pt solid #000000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0">
      <style:table-cell-properties fo:border-bottom="0.99pt solid #000000" fo:border-left="none" fo:border-right="none" fo:border-top="none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9daf8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ackground-color="#c9daf8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2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99pt solid #000000" fo:wrap-option="wrap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wrap-option="wrap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20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0.99pt solid #000000" fo:wrap-option="wrap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0.99pt solid #000000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20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ackground-color="#b7e1cd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>
      <style:table-cell-properties fo:background-color="#b7e1cd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42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order-bottom="0.99pt solid #000000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20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20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20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20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none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d9ead3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ackground-color="#d9ead3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20">
      <style:table-cell-properties fo:border-bottom="none" fo:border-left="none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20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20">
      <style:table-cell-properties fo:border-bottom="0.99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none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20039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20039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Группа А" table:style-name="ta1" table:print="false">
        <office:forms form:automatic-focus="false" form:apply-design-mode="false"/>
        <table:table-column table:style-name="co2" table:number-columns-repeated="2" table:default-cell-style-name="ce118"/>
        <table:table-column table:style-name="co3" table:default-cell-style-name="ce128"/>
        <table:table-column table:style-name="co4" table:default-cell-style-name="ce128"/>
        <table:table-column table:style-name="co1" table:default-cell-style-name="ce128"/>
        <table:table-column table:style-name="co5" table:number-columns-repeated="2" table:default-cell-style-name="ce128"/>
        <table:table-column table:style-name="co2" table:default-cell-style-name="ce118"/>
        <table:table-column table:style-name="co3" table:default-cell-style-name="ce128"/>
        <table:table-column table:style-name="co4" table:default-cell-style-name="ce128"/>
        <table:table-column table:style-name="co1" table:number-columns-repeated="17" table:default-cell-style-name="ce128"/>
        <table:table-column table:style-name="co1" table:number-columns-repeated="229" table:default-cell-style-name="Default"/>
        <table:table-row table:style-name="ro2">
          <table:table-cell/>
          <table:table-cell table:style-name="ce120" office:value-type="string" calcext:value-type="string" table:number-columns-spanned="10" table:number-rows-spanned="1">
            <text:p>Состав команд группы А</text:p>
          </table:table-cell>
          <table:covered-table-cell table:number-columns-repeated="9" table:style-name="ce126"/>
          <table:table-cell table:number-columns-repeated="245"/>
        </table:table-row>
        <table:table-row table:style-name="ro2">
          <table:table-cell/>
          <table:table-cell table:style-name="ce121" office:value-type="string" calcext:value-type="string" table:number-columns-spanned="10" table:number-rows-spanned="1">
            <text:p>В свободной рамке впишите название (свреху) и состав своей команды. Если свободных рамок нет - сделайте её!</text:p>
          </table:table-cell>
          <table:covered-table-cell table:number-columns-repeated="9" table:style-name="ce126"/>
          <table:table-cell table:number-columns-repeated="245"/>
        </table:table-row>
        <table:table-row table:style-name="ro2">
          <table:table-cell table:number-columns-repeated="2"/>
          <table:table-cell table:style-name="ce118" table:number-columns-repeated="3"/>
          <table:table-cell table:number-columns-repeated="3"/>
          <table:table-cell table:style-name="ce118" table:number-columns-repeated="3"/>
          <table:table-cell table:number-columns-repeated="245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Копушки</text:p>
          </table:table-cell>
          <table:covered-table-cell table:number-columns-repeated="3" table:style-name="ce126"/>
          <table:table-cell table:number-columns-repeated="2"/>
          <table:table-cell table:style-name="ce136" office:value-type="string" calcext:value-type="string" table:number-columns-spanned="4" table:number-rows-spanned="1">
            <text:p>Мартьянов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 table:style-name="ce11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16"/>
          <table:table-cell table:number-columns-repeated="229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Молочков Андрей</text:p>
          </table:table-cell>
          <table:table-cell table:style-name="ce132" office:value-type="date" office:date-value="1983-10-05" calcext:value-type="date">
            <text:p>10/5/1983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Корольков Захар</text:p>
          </table:table-cell>
          <table:table-cell table:style-name="ce137" office:value-type="date" office:date-value="1991-06-05" calcext:value-type="date">
            <text:p>6/5/1991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Ковалев Александр</text:p>
          </table:table-cell>
          <table:table-cell table:style-name="ce132" office:value-type="date" office:date-value="1993-02-23" calcext:value-type="date">
            <text:p>2/23/1993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Коровкина Александра</text:p>
          </table:table-cell>
          <table:table-cell table:style-name="ce132" office:value-type="date" office:date-value="1988-01-07" calcext:value-type="date">
            <text:p>1/7/1988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Комиссаров Конастантин</text:p>
          </table:table-cell>
          <table:table-cell table:style-name="ce132" office:value-type="date" office:date-value="1988-08-28" calcext:value-type="date">
            <text:p>8/28/1988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table:style-name="ce126" office:value-type="string" calcext:value-type="string">
            <text:p>Лукина Татьяна</text:p>
          </table:table-cell>
          <table:table-cell table:style-name="ce137" office:value-type="date" office:date-value="1988-12-25" calcext:value-type="date">
            <text:p>12/25/1988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Силина Светлана</text:p>
          </table:table-cell>
          <table:table-cell table:style-name="ce132" office:value-type="date" office:date-value="1990-09-24" calcext:value-type="date">
            <text:p>9/24/1990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table:style-name="ce126" office:value-type="string" calcext:value-type="string">
            <text:p>Новицкий Иван</text:p>
          </table:table-cell>
          <table:table-cell table:style-name="ce137" office:value-type="date" office:date-value="1991-12-19" calcext:value-type="date">
            <text:p>12/19/1991</text:p>
          </table:table-cell>
          <table:table-cell table:style-name="ce134" office:value-type="string" calcext:value-type="string">
            <text:p>3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Фадеева Юлия</text:p>
          </table:table-cell>
          <table:table-cell table:style-name="ce132" office:value-type="date" office:date-value="1989-12-06" calcext:value-type="date">
            <text:p>12/6/1989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Снегирев Леонид</text:p>
          </table:table-cell>
          <table:table-cell table:style-name="ce132" office:value-type="date" office:date-value="1990-03-02" calcext:value-type="date">
            <text:p>3/2/1990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table:style-name="ce126" office:value-type="string" calcext:value-type="string">
            <text:p>Цимбалов Юрий</text:p>
          </table:table-cell>
          <table:table-cell table:style-name="ce132" office:value-type="date" office:date-value="1989-12-15" calcext:value-type="date">
            <text:p>12/15/1989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Трусова Александра</text:p>
          </table:table-cell>
          <table:table-cell table:style-name="ce132" office:value-type="date" office:date-value="1994-08-17" calcext:value-type="date">
            <text:p>8/17/1994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/>
          <table:table-cell table:number-columns-repeated="2"/>
          <table:table-cell table:style-name="ce134"/>
          <table:table-cell table:number-columns-repeated="2"/>
          <table:table-cell table:style-name="ce124"/>
          <table:table-cell table:style-name="ce126" table:number-columns-repeated="2"/>
          <table:table-cell table:style-name="ce134"/>
          <table:table-cell table:number-columns-repeated="245"/>
        </table:table-row>
        <table:table-row table:style-name="ro2">
          <table:table-cell/>
          <table:table-cell table:style-name="ce124"/>
          <table:table-cell table:number-columns-repeated="2"/>
          <table:table-cell table:style-name="ce134"/>
          <table:table-cell table:number-columns-repeated="2"/>
          <table:table-cell table:style-name="ce124"/>
          <table:table-cell table:number-columns-repeated="2"/>
          <table:table-cell table:style-name="ce134"/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118" table:number-columns-repeated="3"/>
          <table:table-cell table:number-columns-repeated="3"/>
          <table:table-cell table:style-name="ce118" table:number-columns-repeated="3"/>
          <table:table-cell table:number-columns-repeated="245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Март 1</text:p>
          </table:table-cell>
          <table:covered-table-cell table:number-columns-repeated="3" table:style-name="ce126"/>
          <table:table-cell table:number-columns-repeated="2"/>
          <table:table-cell table:style-name="ce122" office:value-type="string" calcext:value-type="string" table:number-columns-spanned="4" table:number-rows-spanned="1">
            <text:p>Мукаилов-Новосёлов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 table:style-name="ce11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16"/>
          <table:table-cell table:number-columns-repeated="229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Разумов Вячеслав</text:p>
          </table:table-cell>
          <table:table-cell table:style-name="ce132" office:value-type="date" office:date-value="1987-05-29" calcext:value-type="date">
            <text:p>5/29/1987</text:p>
          </table:table-cell>
          <table:table-cell table:style-name="ce134" office:value-type="string" calcext:value-type="string">
            <text:p>2ГУ 1ГР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Афанасьев Олег Ильич</text:p>
          </table:table-cell>
          <table:table-cell table:style-name="ce132" office:value-type="date" office:date-value="1993-04-15" calcext:value-type="date">
            <text:p>4/15/1993</text:p>
          </table:table-cell>
          <table:table-cell table:style-name="ce134" office:value-type="string" calcext:value-type="string">
            <text:p>3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Корягин Иван</text:p>
          </table:table-cell>
          <table:table-cell table:style-name="ce132" office:value-type="date" office:date-value="1992-07-06" calcext:value-type="date">
            <text:p>7/6/1992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Двойнев Александр Игоревич</text:p>
          </table:table-cell>
          <table:table-cell table:style-name="ce132" office:value-type="date" office:date-value="1986-09-27" calcext:value-type="date">
            <text:p>9/27/1986</text:p>
          </table:table-cell>
          <table:table-cell table:style-name="ce134" office:value-type="string" calcext:value-type="string">
            <text:p>3ГУ 2ГР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Барашнева Татьяна</text:p>
          </table:table-cell>
          <table:table-cell table:style-name="ce132" office:value-type="date" office:date-value="1986-10-11" calcext:value-type="date">
            <text:p>10/11/1986</text:p>
          </table:table-cell>
          <table:table-cell table:style-name="ce134" office:value-type="string" calcext:value-type="string">
            <text:p>3ГУ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Журавлёв Вячеслав Вячеславович</text:p>
          </table:table-cell>
          <table:table-cell table:style-name="ce132" office:value-type="date" office:date-value="1981-05-04" calcext:value-type="date">
            <text:p>5/4/1981</text:p>
          </table:table-cell>
          <table:table-cell table:style-name="ce134" office:value-type="string" calcext:value-type="string">
            <text:p>4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Ступина Екатерина</text:p>
          </table:table-cell>
          <table:table-cell table:style-name="ce132" office:value-type="date" office:date-value="1993-06-16" calcext:value-type="date">
            <text:p>6/16/1993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Квичанский Алексей Андреевич</text:p>
          </table:table-cell>
          <table:table-cell table:style-name="ce132" office:value-type="date" office:date-value="1990-08-19" calcext:value-type="date">
            <text:p>8/19/1990</text:p>
          </table:table-cell>
          <table:table-cell table:style-name="ce134" office:value-type="string" calcext:value-type="string">
            <text:p>3ГУ 1ГР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Сабурова Ася</text:p>
          </table:table-cell>
          <table:table-cell table:style-name="ce132" office:value-type="date" office:date-value="1988-07-24" calcext:value-type="date">
            <text:p>7/24/1988</text:p>
          </table:table-cell>
          <table:table-cell table:style-name="ce134" office:value-type="string" calcext:value-type="string">
            <text:p>3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Матвеева Екатерина Сергеевна</text:p>
          </table:table-cell>
          <table:table-cell table:style-name="ce132" office:value-type="date" office:date-value="1991-09-28" calcext:value-type="date">
            <text:p>9/28/1991</text:p>
          </table:table-cell>
          <table:table-cell table:style-name="ce134" office:value-type="string" calcext:value-type="string">
            <text:p>3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table:style-name="ce130" office:value-type="string" calcext:value-type="string">
            <text:p>Коровин Владимир</text:p>
          </table:table-cell>
          <table:table-cell table:style-name="ce132" office:value-type="date" office:date-value="1987-06-02" calcext:value-type="date">
            <text:p>6/2/1987</text:p>
          </table:table-cell>
          <table:table-cell table:style-name="ce134" office:value-type="string" calcext:value-type="string">
            <text:p>4ГУ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Шитова Мария Сергеевна</text:p>
          </table:table-cell>
          <table:table-cell table:style-name="ce132" office:value-type="date" office:date-value="1992-01-04" calcext:value-type="date">
            <text:p>1/4/1992</text:p>
          </table:table-cell>
          <table:table-cell table:style-name="ce134" office:value-type="string" calcext:value-type="string">
            <text:p>3ГУ</text:p>
          </table:table-cell>
          <table:table-cell table:number-columns-repeated="245"/>
        </table:table-row>
        <table:table-row table:style-name="ro2" table:number-rows-repeated="2">
          <table:table-cell/>
          <table:table-cell table:style-name="ce124"/>
          <table:table-cell table:number-columns-repeated="2"/>
          <table:table-cell table:style-name="ce134"/>
          <table:table-cell table:number-columns-repeated="2"/>
          <table:table-cell table:style-name="ce124"/>
          <table:table-cell table:number-columns-repeated="2"/>
          <table:table-cell table:style-name="ce134"/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118" table:number-columns-repeated="3"/>
          <table:table-cell table:number-columns-repeated="3"/>
          <table:table-cell table:style-name="ce118" table:number-columns-repeated="3"/>
          <table:table-cell table:number-columns-repeated="245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ШишиМыши</text:p>
          </table:table-cell>
          <table:covered-table-cell table:number-columns-repeated="3" table:style-name="ce126"/>
          <table:table-cell table:number-columns-repeated="2"/>
          <table:table-cell table:style-name="ce122" office:value-type="string" calcext:value-type="string" table:number-columns-spanned="4" table:number-rows-spanned="1">
            <text:p>Надежные прусы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 table:style-name="ce11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16"/>
          <table:table-cell table:number-columns-repeated="229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Соколовский Филипп</text:p>
          </table:table-cell>
          <table:table-cell table:style-name="ce132" office:value-type="string" calcext:value-type="string">
            <text:p>28.02.1968</text:p>
          </table:table-cell>
          <table:table-cell table:style-name="ce134" office:value-type="string" calcext:value-type="string">
            <text:p>6ГУ 6ГР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Булаева Елена</text:p>
          </table:table-cell>
          <table:table-cell table:style-name="ce132" office:value-type="date" office:date-value="1978-08-23" calcext:value-type="date">
            <text:p>8/23/1978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Суханов Олег</text:p>
          </table:table-cell>
          <table:table-cell table:style-name="ce132" office:value-type="date" office:date-value="1976-11-24" calcext:value-type="date">
            <text:p>11/24/1976</text:p>
          </table:table-cell>
          <table:table-cell table:style-name="ce134" office:value-type="string" calcext:value-type="string">
            <text:p>4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Голубинский Андрей</text:p>
          </table:table-cell>
          <table:table-cell table:style-name="ce132" office:value-type="date" office:date-value="1984-12-17" calcext:value-type="date">
            <text:p>12/17/1984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Семенюк Павел</text:p>
          </table:table-cell>
          <table:table-cell table:style-name="ce132" office:value-type="date" office:date-value="1988-07-20" calcext:value-type="date">
            <text:p>7/20/1988</text:p>
          </table:table-cell>
          <table:table-cell table:style-name="ce134" office:value-type="string" calcext:value-type="string">
            <text:p>4ГУ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Тюгаев Алексей</text:p>
          </table:table-cell>
          <table:table-cell table:style-name="ce132" office:value-type="date" office:date-value="1986-04-03" calcext:value-type="date">
            <text:p>4/3/1986</text:p>
          </table:table-cell>
          <table:table-cell table:style-name="ce134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Аксенов Олег</text:p>
          </table:table-cell>
          <table:table-cell table:style-name="ce132" office:value-type="date" office:date-value="1979-03-29" calcext:value-type="date">
            <text:p>3/29/1979</text:p>
          </table:table-cell>
          <table:table-cell table:style-name="ce134" office:value-type="string" calcext:value-type="string">
            <text:p>3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Бубнова Ксения</text:p>
          </table:table-cell>
          <table:table-cell table:style-name="ce132" office:value-type="date" office:date-value="1983-11-14" calcext:value-type="date">
            <text:p>11/14/1983</text:p>
          </table:table-cell>
          <table:table-cell table:style-name="ce134" office:value-type="string" calcext:value-type="string">
            <text:p>4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Глазов Александр</text:p>
          </table:table-cell>
          <table:table-cell table:style-name="ce132" office:value-type="date" office:date-value="1979-07-14" calcext:value-type="date">
            <text:p>7/14/1979</text:p>
          </table:table-cell>
          <table:table-cell table:style-name="ce134" office:value-type="string" calcext:value-type="string">
            <text:p>4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Титов Андрей</text:p>
          </table:table-cell>
          <table:table-cell table:style-name="ce132" office:value-type="date" office:date-value="1988-03-31" calcext:value-type="date">
            <text:p>3/31/1988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Журавлева Ольга</text:p>
          </table:table-cell>
          <table:table-cell table:style-name="ce132" office:value-type="date" office:date-value="1985-01-31" calcext:value-type="date">
            <text:p>1/31/1985</text:p>
          </table:table-cell>
          <table:table-cell table:style-name="ce134" office:value-type="string" calcext:value-type="string">
            <text:p>элементы 4ГУ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Кошелев Андрей</text:p>
          </table:table-cell>
          <table:table-cell table:style-name="ce132" office:value-type="date" office:date-value="1984-02-24" calcext:value-type="date">
            <text:p>2/24/1984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/>
          <table:table-cell table:number-columns-repeated="2"/>
          <table:table-cell table:style-name="ce134"/>
          <table:table-cell table:number-columns-repeated="2"/>
          <table:table-cell table:style-name="ce124" office:value-type="float" office:value="7" calcext:value-type="float">
            <text:p>7</text:p>
          </table:table-cell>
          <table:table-cell office:value-type="string" calcext:value-type="string">
            <text:p>Канурина Валентина (запасной)</text:p>
          </table:table-cell>
          <table:table-cell table:style-name="ce132" office:value-type="date" office:date-value="1984-04-29" calcext:value-type="date">
            <text:p>4/29/1984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/>
          <table:table-cell table:number-columns-repeated="2"/>
          <table:table-cell table:style-name="ce134"/>
          <table:table-cell table:number-columns-repeated="2"/>
          <table:table-cell table:style-name="ce124"/>
          <table:table-cell table:number-columns-repeated="2"/>
          <table:table-cell table:style-name="ce134"/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119"/>
          <table:table-cell table:style-name="ce131" table:number-columns-repeated="5"/>
          <table:table-cell table:style-name="ce119"/>
          <table:table-cell table:style-name="ce131" table:number-columns-repeated="3"/>
          <table:table-cell table:number-columns-repeated="245"/>
        </table:table-row>
        <table:table-row table:style-name="ro2">
          <table:table-cell table:number-columns-repeated="3"/>
          <table:table-cell table:style-name="ce132"/>
          <table:table-cell table:number-columns-repeated="5"/>
          <table:table-cell table:style-name="ce132"/>
          <table:table-cell table:number-columns-repeated="246"/>
        </table:table-row>
        <table:table-row table:style-name="ro2" table:number-rows-repeated="95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Группа Б+" table:style-name="ta2" table:print="false">
        <office:forms form:automatic-focus="false" form:apply-design-mode="false"/>
        <table:table-column table:style-name="co2" table:number-columns-repeated="2" table:default-cell-style-name="ce118"/>
        <table:table-column table:style-name="co3" table:default-cell-style-name="ce128"/>
        <table:table-column table:style-name="co4" table:default-cell-style-name="ce128"/>
        <table:table-column table:style-name="co1" table:default-cell-style-name="ce128"/>
        <table:table-column table:style-name="co5" table:number-columns-repeated="2" table:default-cell-style-name="ce128"/>
        <table:table-column table:style-name="co2" table:default-cell-style-name="ce118"/>
        <table:table-column table:style-name="co3" table:default-cell-style-name="ce128"/>
        <table:table-column table:style-name="co4" table:default-cell-style-name="ce128"/>
        <table:table-column table:style-name="co1" table:number-columns-repeated="17" table:default-cell-style-name="ce128"/>
        <table:table-column table:style-name="co1" table:number-columns-repeated="229" table:default-cell-style-name="Default"/>
        <table:table-row table:style-name="ro2">
          <table:table-cell/>
          <table:table-cell table:style-name="ce140" office:value-type="string" calcext:value-type="string" table:number-columns-spanned="10" table:number-rows-spanned="1">
            <text:p>Состав команд группы Б+</text:p>
          </table:table-cell>
          <table:covered-table-cell table:number-columns-repeated="9" table:style-name="ce126"/>
          <table:table-cell table:number-columns-repeated="245"/>
        </table:table-row>
        <table:table-row table:style-name="ro2">
          <table:table-cell/>
          <table:table-cell table:style-name="ce141" office:value-type="string" calcext:value-type="string" table:number-columns-spanned="10" table:number-rows-spanned="1">
            <text:p>В свободной рамке впишите название (свреху) и состав своей команды. Если свободных рамок нет - сделайте её!</text:p>
          </table:table-cell>
          <table:covered-table-cell table:number-columns-repeated="9" table:style-name="ce126"/>
          <table:table-cell table:number-columns-repeated="245"/>
        </table:table-row>
        <table:table-row table:style-name="ro2">
          <table:table-cell table:style-name="ce138"/>
          <table:table-cell table:style-name="ce142" table:number-columns-repeated="4"/>
          <table:table-cell table:style-name="ce138" table:number-columns-repeated="2"/>
          <table:table-cell table:style-name="ce142" table:number-columns-repeated="4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43" table:number-columns-spanned="4" table:number-rows-spanned="1"/>
          <table:covered-table-cell table:number-columns-repeated="3" table:style-name="ce126"/>
          <table:table-cell table:style-name="ce138"/>
          <table:table-cell table:style-name="ce139"/>
          <table:table-cell table:style-name="ce143" table:number-columns-spanned="4" table:number-rows-spanned="1"/>
          <table:covered-table-cell table:number-columns-repeated="3" table:style-name="ce126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1" calcext:value-type="float">
            <text:p>1</text:p>
          </table:table-cell>
          <table:table-cell table:style-name="ce149"/>
          <table:table-cell table:style-name="ce151"/>
          <table:table-cell table:style-name="ce156"/>
          <table:table-cell table:style-name="ce138"/>
          <table:table-cell table:style-name="ce139"/>
          <table:table-cell table:style-name="ce124" office:value-type="float" office:value="1" calcext:value-type="float">
            <text:p>1</text:p>
          </table:table-cell>
          <table:table-cell table:style-name="ce138"/>
          <table:table-cell table:style-name="ce151"/>
          <table:table-cell table:style-name="ce139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2" calcext:value-type="float">
            <text:p>2</text:p>
          </table:table-cell>
          <table:table-cell table:style-name="ce149"/>
          <table:table-cell table:style-name="ce151"/>
          <table:table-cell table:style-name="ce156"/>
          <table:table-cell table:style-name="ce138"/>
          <table:table-cell table:style-name="ce139"/>
          <table:table-cell table:style-name="ce124" office:value-type="float" office:value="2" calcext:value-type="float">
            <text:p>2</text:p>
          </table:table-cell>
          <table:table-cell table:style-name="ce149"/>
          <table:table-cell table:style-name="ce151"/>
          <table:table-cell table:style-name="ce139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3" calcext:value-type="float">
            <text:p>3</text:p>
          </table:table-cell>
          <table:table-cell table:style-name="ce149"/>
          <table:table-cell table:style-name="ce151"/>
          <table:table-cell table:style-name="ce156"/>
          <table:table-cell table:style-name="ce138"/>
          <table:table-cell table:style-name="ce139"/>
          <table:table-cell table:style-name="ce124" office:value-type="float" office:value="3" calcext:value-type="float">
            <text:p>3</text:p>
          </table:table-cell>
          <table:table-cell table:style-name="ce149"/>
          <table:table-cell table:style-name="ce151"/>
          <table:table-cell table:style-name="ce139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4" calcext:value-type="float">
            <text:p>4</text:p>
          </table:table-cell>
          <table:table-cell table:style-name="ce149"/>
          <table:table-cell table:style-name="ce151"/>
          <table:table-cell table:style-name="ce156"/>
          <table:table-cell table:style-name="ce138"/>
          <table:table-cell table:style-name="ce139"/>
          <table:table-cell table:style-name="ce124" office:value-type="float" office:value="4" calcext:value-type="float">
            <text:p>4</text:p>
          </table:table-cell>
          <table:table-cell table:style-name="ce149"/>
          <table:table-cell table:style-name="ce151"/>
          <table:table-cell table:style-name="ce139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5" calcext:value-type="float">
            <text:p>5</text:p>
          </table:table-cell>
          <table:table-cell table:style-name="ce149"/>
          <table:table-cell table:style-name="ce151"/>
          <table:table-cell table:style-name="ce156"/>
          <table:table-cell table:style-name="ce138"/>
          <table:table-cell table:style-name="ce139"/>
          <table:table-cell table:style-name="ce124" office:value-type="float" office:value="5" calcext:value-type="float">
            <text:p>5</text:p>
          </table:table-cell>
          <table:table-cell table:style-name="ce149"/>
          <table:table-cell table:style-name="ce151"/>
          <table:table-cell table:style-name="ce139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6" calcext:value-type="float">
            <text:p>6</text:p>
          </table:table-cell>
          <table:table-cell table:style-name="ce149"/>
          <table:table-cell table:style-name="ce151"/>
          <table:table-cell table:style-name="ce156"/>
          <table:table-cell table:style-name="ce138"/>
          <table:table-cell table:style-name="ce139"/>
          <table:table-cell table:style-name="ce124" office:value-type="float" office:value="6" calcext:value-type="float">
            <text:p>6</text:p>
          </table:table-cell>
          <table:table-cell table:style-name="ce149"/>
          <table:table-cell table:style-name="ce151"/>
          <table:table-cell table:style-name="ce139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38" table:number-columns-repeated="3"/>
          <table:table-cell table:style-name="ce139"/>
          <table:table-cell table:style-name="ce138"/>
          <table:table-cell table:style-name="ce139"/>
          <table:table-cell table:style-name="ce138"/>
          <table:table-cell table:style-name="ce149"/>
          <table:table-cell table:style-name="ce151"/>
          <table:table-cell table:style-name="ce139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42" table:number-columns-repeated="3"/>
          <table:table-cell table:style-name="ce157"/>
          <table:table-cell table:style-name="ce138"/>
          <table:table-cell table:style-name="ce139"/>
          <table:table-cell table:style-name="ce142" table:number-columns-repeated="3"/>
          <table:table-cell table:style-name="ce157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8" table:number-columns-repeated="27"/>
          <table:table-cell table:number-columns-repeated="229"/>
        </table:table-row>
        <table:table-row table:style-name="ro2">
          <table:table-cell table:number-columns-repeated="2"/>
          <table:table-cell table:style-name="ce118" table:number-columns-repeated="3"/>
          <table:table-cell table:number-columns-repeated="3"/>
          <table:table-cell table:style-name="ce118" table:number-columns-repeated="3"/>
          <table:table-cell table:number-columns-repeated="245"/>
        </table:table-row>
        <table:table-row table:style-name="ro2">
          <table:table-cell/>
          <table:table-cell table:style-name="ce144" office:value-type="string" calcext:value-type="string" table:number-columns-spanned="4" table:number-rows-spanned="1">
            <text:p>Котляров-Б+</text:p>
          </table:table-cell>
          <table:covered-table-cell table:number-columns-repeated="3" table:style-name="ce126"/>
          <table:table-cell table:number-columns-repeated="2"/>
          <table:table-cell table:style-name="ce144" office:value-type="string" calcext:value-type="string" table:number-columns-spanned="4" table:number-rows-spanned="1">
            <text:p>Альфачи (Цимбалова)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 table:style-name="ce11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16"/>
          <table:table-cell table:number-columns-repeated="229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Артемьев Игорь Андреевич</text:p>
          </table:table-cell>
          <table:table-cell table:style-name="ce152" office:value-type="date" office:date-value="1989-08-09" calcext:value-type="date">
            <text:p>8/9/1989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Гришко Роман Васильевич</text:p>
          </table:table-cell>
          <table:table-cell table:style-name="ce132" office:value-type="date" office:date-value="1981-10-31" calcext:value-type="date">
            <text:p>10/31/1981</text:p>
          </table:table-cell>
          <table:table-cell table:style-name="ce134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Борзенкова Анна Викторовна</text:p>
          </table:table-cell>
          <table:table-cell table:style-name="ce152" office:value-type="date" office:date-value="1988-03-18" calcext:value-type="date">
            <text:p>3/18/1988</text:p>
          </table:table-cell>
          <table:table-cell table:style-name="ce134" office:value-type="string" calcext:value-type="string">
            <text:p>4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Качан Василий Максимович</text:p>
          </table:table-cell>
          <table:table-cell table:style-name="ce132" office:value-type="date" office:date-value="1995-09-26" calcext:value-type="date">
            <text:p>9/26/1995</text:p>
          </table:table-cell>
          <table:table-cell table:style-name="ce134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Ишкина Шаура Хабировна</text:p>
          </table:table-cell>
          <table:table-cell table:style-name="ce152" office:value-type="date" office:date-value="1991-03-28" calcext:value-type="date">
            <text:p>3/28/1991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Ильюшенков Денис Геннадьевич</text:p>
          </table:table-cell>
          <table:table-cell table:style-name="ce132" office:value-type="date" office:date-value="1989-04-18" calcext:value-type="date">
            <text:p>4/18/1989</text:p>
          </table:table-cell>
          <table:table-cell table:style-name="ce134" office:value-type="string" calcext:value-type="string">
            <text:p>2Л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Корсун Кирилл Леонович</text:p>
          </table:table-cell>
          <table:table-cell table:style-name="ce152" office:value-type="date" office:date-value="1989-01-18" calcext:value-type="date">
            <text:p>1/18/1989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Шаклеева Дарья Дмитриевна</text:p>
          </table:table-cell>
          <table:table-cell table:style-name="ce132" office:value-type="date" office:date-value="1995-10-09" calcext:value-type="date">
            <text:p>10/9/1995</text:p>
          </table:table-cell>
          <table:table-cell table:style-name="ce134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Кузнецов Илья Александрович</text:p>
          </table:table-cell>
          <table:table-cell table:style-name="ce152" office:value-type="date" office:date-value="1991-12-07" calcext:value-type="date">
            <text:p>12/7/1991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table:style-name="ce161" office:value-type="string" calcext:value-type="string">
            <text:p>Роговая Вера Владимировна</text:p>
          </table:table-cell>
          <table:table-cell table:style-name="ce132" office:value-type="date" office:date-value="1988-08-29" calcext:value-type="date">
            <text:p>8/29/1988</text:p>
          </table:table-cell>
          <table:table-cell table:style-name="ce134" office:value-type="string" calcext:value-type="string">
            <text:p>ПВД,П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Мотина Надежда Евгеньевна</text:p>
          </table:table-cell>
          <table:table-cell table:style-name="ce152" office:value-type="date" office:date-value="1992-11-28" calcext:value-type="date">
            <text:p>11/28/1992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Рязанцев Владимир Борисович</text:p>
          </table:table-cell>
          <table:table-cell table:style-name="ce132" office:value-type="date" office:date-value="1989-06-20" calcext:value-type="date">
            <text:p>6/20/1989</text:p>
          </table:table-cell>
          <table:table-cell table:style-name="ce134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24"/>
          <table:table-cell table:number-columns-repeated="2"/>
          <table:table-cell table:style-name="ce134"/>
          <table:table-cell table:number-columns-repeated="2"/>
          <table:table-cell table:style-name="ce124"/>
          <table:table-cell table:number-columns-repeated="2"/>
          <table:table-cell table:style-name="ce134"/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118" table:number-columns-repeated="3"/>
          <table:table-cell table:number-columns-repeated="3"/>
          <table:table-cell table:style-name="ce118" table:number-columns-repeated="3"/>
          <table:table-cell table:number-columns-repeated="245"/>
        </table:table-row>
        <table:table-row table:style-name="ro2">
          <table:table-cell/>
          <table:table-cell table:style-name="ce144" office:value-type="string" calcext:value-type="string" table:number-columns-spanned="4" table:number-rows-spanned="1">
            <text:p>Зеленцова-Дугоба-1</text:p>
          </table:table-cell>
          <table:covered-table-cell table:number-columns-repeated="3" table:style-name="ce126"/>
          <table:table-cell table:number-columns-repeated="2"/>
          <table:table-cell table:style-name="ce144" office:value-type="string" calcext:value-type="string" table:number-columns-spanned="4" table:number-rows-spanned="1">
            <text:p>Зеленцова-Дугоба-2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 table:style-name="ce11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16"/>
          <table:table-cell table:number-columns-repeated="229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Вашуров Илья Михайлович</text:p>
          </table:table-cell>
          <table:table-cell table:style-name="ce132" office:value-type="date" office:date-value="1993-01-04" calcext:value-type="date">
            <text:p>1/4/1993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Буздалов Денис Викторович</text:p>
          </table:table-cell>
          <table:table-cell table:style-name="ce132" office:value-type="date" office:date-value="1990-03-08" calcext:value-type="date">
            <text:p>3/8/1990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Готман Мария Леонидовна</text:p>
          </table:table-cell>
          <table:table-cell table:style-name="ce132" office:value-type="date" office:date-value="1994-11-15" calcext:value-type="date">
            <text:p>11/15/1994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Балыков Никита Вадимович</text:p>
          </table:table-cell>
          <table:table-cell table:style-name="ce132" office:value-type="date" office:date-value="1988-08-04" calcext:value-type="date">
            <text:p>8/4/1988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Казаков Илья Алексеевич</text:p>
          </table:table-cell>
          <table:table-cell table:style-name="ce132" office:value-type="date" office:date-value="1987-04-06" calcext:value-type="date">
            <text:p>4/6/1987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Бабуева Александра Алексеевна</text:p>
          </table:table-cell>
          <table:table-cell table:style-name="ce132" office:value-type="date" office:date-value="1995-04-25" calcext:value-type="date">
            <text:p>4/25/1995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Потапов Юрий Юрьевич</text:p>
          </table:table-cell>
          <table:table-cell table:style-name="ce132" office:value-type="date" office:date-value="1992-11-17" calcext:value-type="date">
            <text:p>11/17/1992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Волошин Роман Александрович</text:p>
          </table:table-cell>
          <table:table-cell table:style-name="ce132" office:value-type="date" office:date-value="1991-06-05" calcext:value-type="date">
            <text:p>6/5/1991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Ремез Владимир Петрович</text:p>
          </table:table-cell>
          <table:table-cell table:style-name="ce132" office:value-type="date" office:date-value="1994-08-23" calcext:value-type="date">
            <text:p>8/23/1994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Ильин Павел Валерьевич</text:p>
          </table:table-cell>
          <table:table-cell table:style-name="ce132" office:value-type="date" office:date-value="1978-08-01" calcext:value-type="date">
            <text:p>8/1/1978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Сартан Елизавета Александровна</text:p>
          </table:table-cell>
          <table:table-cell table:style-name="ce132" office:value-type="date" office:date-value="1991-11-23" calcext:value-type="date">
            <text:p>11/23/1991</text:p>
          </table:table-cell>
          <table:table-cell table:style-name="ce134" office:value-type="string" calcext:value-type="string">
            <text:p>4ГУ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Пугаченко Игорь Сергеевич</text:p>
          </table:table-cell>
          <table:table-cell table:style-name="ce132" office:value-type="date" office:date-value="1992-04-20" calcext:value-type="date">
            <text:p>4/20/1992</text:p>
          </table:table-cell>
          <table:table-cell table:style-name="ce134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7" calcext:value-type="float">
            <text:p>7</text:p>
          </table:table-cell>
          <table:table-cell office:value-type="string" calcext:value-type="string">
            <text:p>Скворцов Александр Сергеевич</text:p>
          </table:table-cell>
          <table:table-cell table:style-name="ce132" office:value-type="date" office:date-value="1989-05-24" calcext:value-type="date">
            <text:p>5/24/1989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7" calcext:value-type="float">
            <text:p>7</text:p>
          </table:table-cell>
          <table:table-cell office:value-type="string" calcext:value-type="string">
            <text:p>Смирнова Елизавета Алексеевна</text:p>
          </table:table-cell>
          <table:table-cell table:style-name="ce132" office:value-type="date" office:date-value="1992-02-29" calcext:value-type="date">
            <text:p>2/29/1992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118" table:number-columns-repeated="3"/>
          <table:table-cell table:number-columns-repeated="3"/>
          <table:table-cell table:style-name="ce118" table:number-columns-repeated="3"/>
          <table:table-cell table:number-columns-repeated="245"/>
        </table:table-row>
        <table:table-row table:style-name="ro2">
          <table:table-cell/>
          <table:table-cell table:style-name="ce144" office:value-type="string" calcext:value-type="string" table:number-columns-spanned="4" table:number-rows-spanned="1">
            <text:p>Гоголев-2015</text:p>
          </table:table-cell>
          <table:covered-table-cell table:number-columns-repeated="3" table:style-name="ce126"/>
          <table:table-cell table:number-columns-repeated="2"/>
          <table:table-cell table:style-name="ce144" office:value-type="string" calcext:value-type="string" table:number-columns-spanned="4" table:number-rows-spanned="1">
            <text:p>Грань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 table:style-name="ce11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16"/>
          <table:table-cell table:number-columns-repeated="229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Михайлов Дмитрий Сергеевич</text:p>
          </table:table-cell>
          <table:table-cell table:style-name="ce132" office:value-type="date" office:date-value="1995-11-14" calcext:value-type="date">
            <text:p>11/14/1995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Джабаков Глеб Александрович</text:p>
          </table:table-cell>
          <table:table-cell table:style-name="ce132" office:value-type="date" office:date-value="1994-11-03" calcext:value-type="date">
            <text:p>11/3/1994</text:p>
          </table:table-cell>
          <table:table-cell table:style-name="ce134"/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Капцова Светлана Владимировна</text:p>
          </table:table-cell>
          <table:table-cell table:style-name="ce132" office:value-type="date" office:date-value="1989-06-15" calcext:value-type="date">
            <text:p>6/15/1989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Лычагин Иван Александрович</text:p>
          </table:table-cell>
          <table:table-cell table:style-name="ce132" office:value-type="date" office:date-value="1995-08-07" calcext:value-type="date">
            <text:p>8/7/1995</text:p>
          </table:table-cell>
          <table:table-cell table:style-name="ce134"/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Степанова Анна Борисовна</text:p>
          </table:table-cell>
          <table:table-cell table:style-name="ce132" office:value-type="date" office:date-value="1991-11-11" calcext:value-type="date">
            <text:p>11/11/1991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Маринчев Александр Дмитриевич</text:p>
          </table:table-cell>
          <table:table-cell table:style-name="ce132" office:value-type="date" office:date-value="1996-09-28" calcext:value-type="date">
            <text:p>9/28/1996</text:p>
          </table:table-cell>
          <table:table-cell table:style-name="ce134"/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Лапшин Кирилл Александрович</text:p>
          </table:table-cell>
          <table:table-cell table:style-name="ce132" office:value-type="date" office:date-value="1984-06-22" calcext:value-type="date">
            <text:p>6/22/1984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Кипина Эльвира Альбертовна</text:p>
          </table:table-cell>
          <table:table-cell table:style-name="ce132" office:value-type="date" office:date-value="1996-10-25" calcext:value-type="date">
            <text:p>10/25/1996</text:p>
          </table:table-cell>
          <table:table-cell table:style-name="ce134"/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Миронов Сергей Валерьевич</text:p>
          </table:table-cell>
          <table:table-cell table:style-name="ce132" office:value-type="date" office:date-value="1988-08-24" calcext:value-type="date">
            <text:p>8/24/1988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Мазник Екатерина Александровна</text:p>
          </table:table-cell>
          <table:table-cell table:style-name="ce132" office:value-type="date" office:date-value="1996-07-15" calcext:value-type="date">
            <text:p>7/15/1996</text:p>
          </table:table-cell>
          <table:table-cell table:style-name="ce134"/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Карпенко Михаил Сергеевич</text:p>
          </table:table-cell>
          <table:table-cell table:style-name="ce132" office:value-type="date" office:date-value="1985-09-06" calcext:value-type="date">
            <text:p>9/6/1985</text:p>
          </table:table-cell>
          <table:table-cell table:style-name="ce134" office:value-type="string" calcext:value-type="string">
            <text:p>н/к с эл. 1ГУ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Устинова Ксения Александровна</text:p>
          </table:table-cell>
          <table:table-cell table:style-name="ce132" office:value-type="date" office:date-value="1996-04-28" calcext:value-type="date">
            <text:p>4/28/1996</text:p>
          </table:table-cell>
          <table:table-cell table:style-name="ce134"/>
          <table:table-cell table:number-columns-repeated="245"/>
        </table:table-row>
        <table:table-row table:style-name="ro2">
          <table:table-cell/>
          <table:table-cell table:style-name="ce124"/>
          <table:table-cell table:number-columns-repeated="2"/>
          <table:table-cell table:style-name="ce134"/>
          <table:table-cell table:number-columns-repeated="2"/>
          <table:table-cell table:style-name="ce124"/>
          <table:table-cell office:value-type="string" calcext:value-type="string">
            <text:p>Ермаков Андрей Алексеевич</text:p>
          </table:table-cell>
          <table:table-cell table:style-name="ce132" office:value-type="date" office:date-value="1994-12-26" calcext:value-type="date">
            <text:p>12/26/1994</text:p>
          </table:table-cell>
          <table:table-cell table:style-name="ce134"/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144" office:value-type="string" calcext:value-type="string" table:number-columns-spanned="4" table:number-rows-spanned="1">
            <text:p>Обделенные</text:p>
          </table:table-cell>
          <table:covered-table-cell table:number-columns-repeated="3" table:style-name="ce126"/>
          <table:table-cell table:number-columns-repeated="2"/>
          <table:table-cell table:style-name="ce144" office:value-type="string" calcext:value-type="string" table:number-columns-spanned="4" table:number-rows-spanned="1">
            <text:p>Пономарева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Лустин Кирилл Владимирович</text:p>
          </table:table-cell>
          <table:table-cell table:style-name="ce132" office:value-type="date" office:date-value="1990-06-07" calcext:value-type="date">
            <text:p>6/7/1990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Артемьева Галя</text:p>
          </table:table-cell>
          <table:table-cell table:style-name="ce132" office:value-type="date" office:date-value="1993-04-15" calcext:value-type="date">
            <text:p>4/15/1993</text:p>
          </table:table-cell>
          <table:table-cell table:style-name="ce134" office:value-type="string" calcext:value-type="string">
            <text:p>-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Савченко Сергей Николаевич</text:p>
          </table:table-cell>
          <table:table-cell table:style-name="ce132" office:value-type="date" office:date-value="1982-08-25" calcext:value-type="date">
            <text:p>8/25/1982</text:p>
          </table:table-cell>
          <table:table-cell table:style-name="ce134" office:value-type="string" calcext:value-type="string">
            <text:p>2ГР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Инфлянскас Виталик</text:p>
          </table:table-cell>
          <table:table-cell table:style-name="ce132" office:value-type="date" office:date-value="1989-07-08" calcext:value-type="date">
            <text:p>7/8/1989</text:p>
          </table:table-cell>
          <table:table-cell table:style-name="ce134" office:value-type="string" calcext:value-type="string">
            <text:p>1 с эл. 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Шарапов Денис Дмитриевич</text:p>
          </table:table-cell>
          <table:table-cell table:style-name="ce132" office:value-type="date" office:date-value="1995-01-07" calcext:value-type="date">
            <text:p>1/7/1995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Каюкова Настя</text:p>
          </table:table-cell>
          <table:table-cell table:style-name="ce132" office:value-type="date" office:date-value="1995-04-13" calcext:value-type="date">
            <text:p>4/13/1995</text:p>
          </table:table-cell>
          <table:table-cell table:style-name="ce134" office:value-type="string" calcext:value-type="string">
            <text:p>н/к с эл. 1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Белобородов Дмитрий Сергеевич</text:p>
          </table:table-cell>
          <table:table-cell table:style-name="ce132" office:value-type="date" office:date-value="1995-12-09" calcext:value-type="date">
            <text:p>12/9/1995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Муранова Саша</text:p>
          </table:table-cell>
          <table:table-cell table:style-name="ce132" office:value-type="date" office:date-value="1990-08-23" calcext:value-type="date">
            <text:p>8/23/1990</text:p>
          </table:table-cell>
          <table:table-cell table:style-name="ce162" office:value-type="string" calcext:value-type="string">
            <text:p>1ПУ, 1ЛУ, 2Вело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Варламова Софья Борисовна</text:p>
          </table:table-cell>
          <table:table-cell table:style-name="ce132" office:value-type="date" office:date-value="1991-10-23" calcext:value-type="date">
            <text:p>10/23/1991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Панков Ваня</text:p>
          </table:table-cell>
          <table:table-cell table:style-name="ce132" office:value-type="date" office:date-value="1995-10-25" calcext:value-type="date">
            <text:p>10/25/1995</text:p>
          </table:table-cell>
          <table:table-cell table:style-name="ce134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Трегубова Мария Андреевна</text:p>
          </table:table-cell>
          <table:table-cell table:style-name="ce132" office:value-type="date" office:date-value="1990-11-23" calcext:value-type="date">
            <text:p>11/23/1990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Шипов Артем</text:p>
          </table:table-cell>
          <table:table-cell table:style-name="ce132" office:value-type="date" office:date-value="1989-05-12" calcext:value-type="date">
            <text:p>5/12/1989</text:p>
          </table:table-cell>
          <table:table-cell table:style-name="ce134" office:value-type="string" calcext:value-type="string">
            <text:p>3ПУ</text:p>
          </table:table-cell>
          <table:table-cell table:number-columns-repeated="245"/>
        </table:table-row>
        <table:table-row table:style-name="ro2">
          <table:table-cell/>
          <table:table-cell table:style-name="ce124"/>
          <table:table-cell table:number-columns-repeated="2"/>
          <table:table-cell table:style-name="ce134"/>
          <table:table-cell table:number-columns-repeated="2"/>
          <table:table-cell table:style-name="ce124"/>
          <table:table-cell/>
          <table:table-cell table:style-name="ce132"/>
          <table:table-cell table:style-name="ce134"/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4">
          <table:table-cell/>
          <table:table-cell table:style-name="ce145" office:value-type="string" calcext:value-type="string" table:number-columns-spanned="4" table:number-rows-spanned="1">
            <text:p>Беспечность и безмятежность<text:line-break/></text:p>
          </table:table-cell>
          <table:covered-table-cell table:number-columns-repeated="3" table:style-name="ce126"/>
          <table:table-cell table:number-columns-repeated="2"/>
          <table:table-cell table:style-name="ce145" table:number-columns-spanned="4" table:number-rows-spanned="1"/>
          <table:covered-table-cell table:number-columns-repeated="3" table:style-name="ce126"/>
          <table:table-cell table:number-columns-repeated="245"/>
        </table:table-row>
        <table:table-row table:style-name="ro2">
          <table:table-cell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45"/>
        </table:table-row>
        <table:table-row table:style-name="ro5">
          <table:table-cell/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Бабоша Валентин Александрович</text:p>
          </table:table-cell>
          <table:table-cell table:style-name="ce151" office:value-type="date" office:date-value="1988-11-19" calcext:value-type="date">
            <text:p>11/19/1988</text:p>
          </table:table-cell>
          <table:table-cell table:style-name="ce139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table:style-name="ce138"/>
          <table:table-cell table:style-name="ce151"/>
          <table:table-cell table:style-name="ce139"/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Василегина Юлия Игоревна</text:p>
          </table:table-cell>
          <table:table-cell table:style-name="ce151" office:value-type="date" office:date-value="1990-07-26" calcext:value-type="date">
            <text:p>7/26/1990</text:p>
          </table:table-cell>
          <table:table-cell table:style-name="ce139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table:style-name="ce149"/>
          <table:table-cell table:style-name="ce151"/>
          <table:table-cell table:style-name="ce139"/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Мошарев Павел Александрович</text:p>
          </table:table-cell>
          <table:table-cell table:style-name="ce151" office:value-type="date" office:date-value="1992-03-23" calcext:value-type="date">
            <text:p>3/23/1992</text:p>
          </table:table-cell>
          <table:table-cell table:style-name="ce139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table:style-name="ce149"/>
          <table:table-cell table:style-name="ce151"/>
          <table:table-cell table:style-name="ce139"/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Первушина Анастасия Валерьевна</text:p>
          </table:table-cell>
          <table:table-cell table:style-name="ce151" office:value-type="date" office:date-value="1987-12-04" calcext:value-type="date">
            <text:p>12/4/1987</text:p>
          </table:table-cell>
          <table:table-cell table:style-name="ce139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table:style-name="ce149"/>
          <table:table-cell table:style-name="ce151"/>
          <table:table-cell table:style-name="ce139"/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Силина Ксения Георгиевна</text:p>
          </table:table-cell>
          <table:table-cell table:style-name="ce151" office:value-type="date" office:date-value="1992-12-18" calcext:value-type="date">
            <text:p>12/18/1992</text:p>
          </table:table-cell>
          <table:table-cell table:style-name="ce139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table:style-name="ce149"/>
          <table:table-cell table:style-name="ce151"/>
          <table:table-cell table:style-name="ce139"/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Степанова Людмила Александровна</text:p>
          </table:table-cell>
          <table:table-cell table:style-name="ce151" office:value-type="date" office:date-value="1993-03-22" calcext:value-type="date">
            <text:p>3/22/1993</text:p>
          </table:table-cell>
          <table:table-cell table:style-name="ce139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table:style-name="ce149"/>
          <table:table-cell table:style-name="ce151"/>
          <table:table-cell table:style-name="ce139"/>
          <table:table-cell table:number-columns-repeated="245"/>
        </table:table-row>
        <table:table-row table:style-name="ro2">
          <table:table-cell/>
          <table:table-cell table:style-name="ce146"/>
          <table:table-cell table:style-name="ce138" table:number-columns-repeated="2"/>
          <table:table-cell table:style-name="ce139"/>
          <table:table-cell table:number-columns-repeated="2"/>
          <table:table-cell table:style-name="ce146"/>
          <table:table-cell table:style-name="ce149"/>
          <table:table-cell table:style-name="ce151"/>
          <table:table-cell table:style-name="ce139"/>
          <table:table-cell table:number-columns-repeated="245"/>
        </table:table-row>
        <table:table-row table:style-name="ro2">
          <table:table-cell/>
          <table:table-cell table:style-name="ce147"/>
          <table:table-cell table:style-name="ce142" table:number-columns-repeated="2"/>
          <table:table-cell table:style-name="ce157"/>
          <table:table-cell table:number-columns-repeated="2"/>
          <table:table-cell table:style-name="ce147"/>
          <table:table-cell table:style-name="ce142" table:number-columns-repeated="2"/>
          <table:table-cell table:style-name="ce157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45" office:value-type="string" calcext:value-type="string" table:number-columns-spanned="4" table:number-rows-spanned="1">
            <text:p>Фанагория <text:s/>(Попова)</text:p>
          </table:table-cell>
          <table:covered-table-cell table:number-columns-repeated="3" table:style-name="ce126"/>
          <table:table-cell table:number-columns-repeated="2"/>
          <table:table-cell table:style-name="ce145" office:value-type="string" calcext:value-type="string" table:number-columns-spanned="4" table:number-rows-spanned="1">
            <text:p>Фанагория - 2 (Попова)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Болосов Илья Александрович</text:p>
          </table:table-cell>
          <table:table-cell table:style-name="ce153" office:value-type="date" office:date-value="1990-06-01" calcext:value-type="date">
            <text:p>6/1/1990</text:p>
          </table:table-cell>
          <table:table-cell table:style-name="ce139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Шамсутдинов Азат Ильгизарович</text:p>
          </table:table-cell>
          <table:table-cell table:style-name="ce151" office:value-type="date" office:date-value="1992-09-27" calcext:value-type="date">
            <text:p>9/27/1992</text:p>
          </table:table-cell>
          <table:table-cell table:style-name="ce139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Марьясина Софья Семеновна</text:p>
          </table:table-cell>
          <table:table-cell table:style-name="ce153" office:value-type="date" office:date-value="1990-10-01" calcext:value-type="date">
            <text:p>10/1/1990</text:p>
          </table:table-cell>
          <table:table-cell table:style-name="ce139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Есауленко Алексей Георгиевич</text:p>
          </table:table-cell>
          <table:table-cell table:style-name="ce151" office:value-type="date" office:date-value="1983-01-25" calcext:value-type="date">
            <text:p>1/25/1983</text:p>
          </table:table-cell>
          <table:table-cell table:style-name="ce139" office:value-type="string" calcext:value-type="string">
            <text:p>2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Морозова Юлия Михайловна</text:p>
          </table:table-cell>
          <table:table-cell table:style-name="ce153" office:value-type="date" office:date-value="1989-07-18" calcext:value-type="date">
            <text:p>7/18/1989</text:p>
          </table:table-cell>
          <table:table-cell table:style-name="ce139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Латыпова Юлия Робертовна</text:p>
          </table:table-cell>
          <table:table-cell table:style-name="ce151" office:value-type="date" office:date-value="1996-10-02" calcext:value-type="date">
            <text:p>10/2/1996</text:p>
          </table:table-cell>
          <table:table-cell table:style-name="ce139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Степаненко Максим Олегович</text:p>
          </table:table-cell>
          <table:table-cell table:style-name="ce153" office:value-type="date" office:date-value="1987-06-09" calcext:value-type="date">
            <text:p>6/9/1987</text:p>
          </table:table-cell>
          <table:table-cell table:style-name="ce139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Скробова Наталия Алексеевна</text:p>
          </table:table-cell>
          <table:table-cell table:style-name="ce151" office:value-type="date" office:date-value="1992-08-11" calcext:value-type="date">
            <text:p>8/11/1992</text:p>
          </table:table-cell>
          <table:table-cell table:style-name="ce139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Вельтищев Михаил Николаевич</text:p>
          </table:table-cell>
          <table:table-cell table:style-name="ce153" office:value-type="date" office:date-value="1984-12-15" calcext:value-type="date">
            <text:p>12/15/1984</text:p>
          </table:table-cell>
          <table:table-cell table:style-name="ce139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Манукян Георгий Саркисович</text:p>
          </table:table-cell>
          <table:table-cell table:style-name="ce151" office:value-type="date" office:date-value="1983-07-01" calcext:value-type="date">
            <text:p>7/1/1983</text:p>
          </table:table-cell>
          <table:table-cell table:style-name="ce139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Тюрнин Святослав Олегович</text:p>
          </table:table-cell>
          <table:table-cell table:style-name="ce151" office:value-type="date" office:date-value="1989-04-13" calcext:value-type="date">
            <text:p>4/13/1989</text:p>
          </table:table-cell>
          <table:table-cell table:style-name="ce139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Кузнецов Владимир Альбертович</text:p>
          </table:table-cell>
          <table:table-cell table:style-name="ce151" office:value-type="date" office:date-value="1994-03-23" calcext:value-type="date">
            <text:p>3/23/1994</text:p>
          </table:table-cell>
          <table:table-cell table:style-name="ce139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46"/>
          <table:table-cell table:style-name="ce149"/>
          <table:table-cell table:style-name="ce151"/>
          <table:table-cell table:style-name="ce139"/>
          <table:table-cell table:number-columns-repeated="2"/>
          <table:table-cell table:style-name="ce146"/>
          <table:table-cell table:style-name="ce149"/>
          <table:table-cell table:style-name="ce151"/>
          <table:table-cell table:style-name="ce139"/>
          <table:table-cell table:number-columns-repeated="245"/>
        </table:table-row>
        <table:table-row table:style-name="ro2">
          <table:table-cell/>
          <table:table-cell table:style-name="ce147"/>
          <table:table-cell table:style-name="ce142" table:number-columns-repeated="2"/>
          <table:table-cell table:style-name="ce157"/>
          <table:table-cell table:number-columns-repeated="2"/>
          <table:table-cell table:style-name="ce147"/>
          <table:table-cell table:style-name="ce142" table:number-columns-repeated="2"/>
          <table:table-cell table:style-name="ce157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39"/>
          <table:table-cell table:style-name="ce145" office:value-type="string" calcext:value-type="string" table:number-columns-spanned="4" table:number-rows-spanned="1">
            <text:p>Черемушки-1</text:p>
          </table:table-cell>
          <table:covered-table-cell table:number-columns-repeated="3" table:style-name="ce126"/>
          <table:table-cell table:style-name="ce138"/>
          <table:table-cell table:style-name="ce139"/>
          <table:table-cell table:style-name="ce160" office:value-type="string" calcext:value-type="string" table:number-columns-spanned="4" table:number-rows-spanned="1">
            <text:p>Черемушки-2</text:p>
          </table:table-cell>
          <table:covered-table-cell table:number-columns-repeated="3" table:style-name="ce126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Ханин Дмитрий</text:p>
          </table:table-cell>
          <table:table-cell table:style-name="ce154" office:value-type="float" office:value="1992" calcext:value-type="float">
            <text:p>1992</text:p>
          </table:table-cell>
          <table:table-cell table:style-name="ce139" office:value-type="string" calcext:value-type="string">
            <text:p>5ПУ</text:p>
          </table:table-cell>
          <table:table-cell table:style-name="ce138"/>
          <table:table-cell table:style-name="ce139"/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Бурзыкин Юрий</text:p>
          </table:table-cell>
          <table:table-cell table:style-name="ce154" office:value-type="float" office:value="1988" calcext:value-type="float">
            <text:p>1988</text:p>
          </table:table-cell>
          <table:table-cell table:style-name="ce139" office:value-type="string" calcext:value-type="string">
            <text:p>3ПУ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Болдырева Анастасия</text:p>
          </table:table-cell>
          <table:table-cell table:style-name="ce154" office:value-type="float" office:value="1992" calcext:value-type="float">
            <text:p>1992</text:p>
          </table:table-cell>
          <table:table-cell table:style-name="ce139" office:value-type="string" calcext:value-type="string">
            <text:p>2ПУ</text:p>
          </table:table-cell>
          <table:table-cell table:style-name="ce138"/>
          <table:table-cell table:style-name="ce139"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Алексеев Александр</text:p>
          </table:table-cell>
          <table:table-cell table:style-name="ce154" office:value-type="float" office:value="1997" calcext:value-type="float">
            <text:p>1997</text:p>
          </table:table-cell>
          <table:table-cell table:style-name="ce139" office:value-type="string" calcext:value-type="string">
            <text:p>2ПУ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Агапов Дмитрий</text:p>
          </table:table-cell>
          <table:table-cell table:style-name="ce154" office:value-type="float" office:value="1996" calcext:value-type="float">
            <text:p>1996</text:p>
          </table:table-cell>
          <table:table-cell table:style-name="ce139" office:value-type="string" calcext:value-type="string">
            <text:p>2ПУ</text:p>
          </table:table-cell>
          <table:table-cell table:style-name="ce138"/>
          <table:table-cell table:style-name="ce139"/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Шульгина Галина</text:p>
          </table:table-cell>
          <table:table-cell table:style-name="ce154" office:value-type="float" office:value="1995" calcext:value-type="float">
            <text:p>1995</text:p>
          </table:table-cell>
          <table:table-cell table:style-name="ce139" office:value-type="string" calcext:value-type="string">
            <text:p>2ПУ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Аниканов Николай</text:p>
          </table:table-cell>
          <table:table-cell table:style-name="ce154" office:value-type="float" office:value="1989" calcext:value-type="float">
            <text:p>1989</text:p>
          </table:table-cell>
          <table:table-cell table:style-name="ce139" office:value-type="string" calcext:value-type="string">
            <text:p>5ПУ</text:p>
          </table:table-cell>
          <table:table-cell table:style-name="ce138"/>
          <table:table-cell table:style-name="ce139"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Азопков Сергей</text:p>
          </table:table-cell>
          <table:table-cell table:style-name="ce154" office:value-type="float" office:value="1991" calcext:value-type="float">
            <text:p>1991</text:p>
          </table:table-cell>
          <table:table-cell table:style-name="ce139" office:value-type="string" calcext:value-type="string">
            <text:p>2ПУ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Резванов Александр</text:p>
          </table:table-cell>
          <table:table-cell table:style-name="ce154" office:value-type="float" office:value="1986" calcext:value-type="float">
            <text:p>1986</text:p>
          </table:table-cell>
          <table:table-cell table:style-name="ce139" office:value-type="string" calcext:value-type="string">
            <text:p>2ПУ</text:p>
          </table:table-cell>
          <table:table-cell table:style-name="ce138"/>
          <table:table-cell table:style-name="ce139"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Ожигин Дмитрий</text:p>
          </table:table-cell>
          <table:table-cell table:style-name="ce154" office:value-type="float" office:value="1991" calcext:value-type="float">
            <text:p>1991</text:p>
          </table:table-cell>
          <table:table-cell table:style-name="ce139" office:value-type="string" calcext:value-type="string">
            <text:p>3ПУ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Рубцов Василий</text:p>
          </table:table-cell>
          <table:table-cell table:style-name="ce154" office:value-type="float" office:value="1996" calcext:value-type="float">
            <text:p>1996</text:p>
          </table:table-cell>
          <table:table-cell table:style-name="ce139" office:value-type="string" calcext:value-type="string">
            <text:p>3ПУ</text:p>
          </table:table-cell>
          <table:table-cell table:style-name="ce138"/>
          <table:table-cell table:style-name="ce139"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Денисов Вячеслав</text:p>
          </table:table-cell>
          <table:table-cell table:style-name="ce154" office:value-type="float" office:value="1985" calcext:value-type="float">
            <text:p>1985</text:p>
          </table:table-cell>
          <table:table-cell table:style-name="ce139" office:value-type="string" calcext:value-type="string">
            <text:p>4ПУ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38" office:value-type="float" office:value="7" calcext:value-type="float">
            <text:p>7</text:p>
          </table:table-cell>
          <table:table-cell table:style-name="ce138" office:value-type="string" calcext:value-type="string">
            <text:p>Кунаев Максим</text:p>
          </table:table-cell>
          <table:table-cell table:style-name="ce138" office:value-type="float" office:value="1984" calcext:value-type="float">
            <text:p>1984</text:p>
          </table:table-cell>
          <table:table-cell table:style-name="ce139" office:value-type="string" calcext:value-type="string">
            <text:p>2ПУ</text:p>
          </table:table-cell>
          <table:table-cell table:style-name="ce138"/>
          <table:table-cell table:style-name="ce139"/>
          <table:table-cell table:style-name="ce138" office:value-type="float" office:value="7" calcext:value-type="float">
            <text:p>7</text:p>
          </table:table-cell>
          <table:table-cell table:style-name="ce138" office:value-type="string" calcext:value-type="string">
            <text:p>Самошина Оксана</text:p>
          </table:table-cell>
          <table:table-cell table:style-name="ce154" office:value-type="float" office:value="1978" calcext:value-type="float">
            <text:p>1978</text:p>
          </table:table-cell>
          <table:table-cell table:style-name="ce139" office:value-type="string" calcext:value-type="string">
            <text:p>3 ст. сл.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42" table:number-columns-repeated="3"/>
          <table:table-cell table:style-name="ce157"/>
          <table:table-cell table:style-name="ce138"/>
          <table:table-cell table:style-name="ce139"/>
          <table:table-cell table:style-name="ce142" table:number-columns-repeated="3"/>
          <table:table-cell table:style-name="ce157"/>
          <table:table-cell table:style-name="ce138" table:number-columns-repeated="16"/>
          <table:table-cell table:number-columns-repeated="229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45" office:value-type="string" calcext:value-type="string" table:number-columns-spanned="4" table:number-rows-spanned="1">
            <text:p>Потуже</text:p>
          </table:table-cell>
          <table:covered-table-cell table:number-columns-repeated="3" table:style-name="ce126"/>
          <table:table-cell table:number-columns-repeated="251"/>
        </table:table-row>
        <table:table-row table:style-name="ro2">
          <table:table-cell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51"/>
        </table:table-row>
        <table:table-row table:style-name="ro2">
          <table:table-cell/>
          <table:table-cell table:style-name="ce148" office:value-type="float" office:value="1" calcext:value-type="float">
            <text:p>1</text:p>
          </table:table-cell>
          <table:table-cell table:style-name="ce150" office:value-type="string" calcext:value-type="string">
            <text:p>Насонов Даниил</text:p>
          </table:table-cell>
          <table:table-cell table:style-name="ce155" office:value-type="date" office:date-value="1980-01-15" calcext:value-type="date">
            <text:p>1/15/1980</text:p>
          </table:table-cell>
          <table:table-cell table:style-name="ce158" office:value-type="string" calcext:value-type="string">
            <text:p>2ГУ</text:p>
          </table:table-cell>
          <table:table-cell table:number-columns-repeated="251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Баранов Павел</text:p>
          </table:table-cell>
          <table:table-cell table:style-name="ce151" office:value-type="date" office:date-value="1983-09-12" calcext:value-type="date">
            <text:p>9/12/1983</text:p>
          </table:table-cell>
          <table:table-cell table:style-name="ce139" office:value-type="string" calcext:value-type="string">
            <text:p>4ГУ</text:p>
          </table:table-cell>
          <table:table-cell table:number-columns-repeated="251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table:style-name="ce126" office:value-type="string" calcext:value-type="string">
            <text:p>Ештокин Александр</text:p>
          </table:table-cell>
          <table:table-cell table:style-name="ce137" office:value-type="date" office:date-value="1979-12-13" calcext:value-type="date">
            <text:p>12/13/1979</text:p>
          </table:table-cell>
          <table:table-cell table:style-name="ce159" office:value-type="string" calcext:value-type="string">
            <text:p>1ПУ</text:p>
          </table:table-cell>
          <table:table-cell table:number-columns-repeated="251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Зуйкова Анна</text:p>
          </table:table-cell>
          <table:table-cell table:style-name="ce151" office:value-type="date" office:date-value="1983-03-12" calcext:value-type="date">
            <text:p>3/12/1983</text:p>
          </table:table-cell>
          <table:table-cell table:style-name="ce139" office:value-type="string" calcext:value-type="string">
            <text:p>2ГУ</text:p>
          </table:table-cell>
          <table:table-cell table:number-columns-repeated="251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Салахова Надия</text:p>
          </table:table-cell>
          <table:table-cell table:style-name="ce151" office:value-type="date" office:date-value="1982-10-01" calcext:value-type="date">
            <text:p>10/1/1982</text:p>
          </table:table-cell>
          <table:table-cell table:style-name="ce139" office:value-type="string" calcext:value-type="string">
            <text:p>2ГУ</text:p>
          </table:table-cell>
          <table:table-cell table:number-columns-repeated="251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Эрхова Анна</text:p>
          </table:table-cell>
          <table:table-cell table:style-name="ce151" office:value-type="date" office:date-value="1979-08-25" calcext:value-type="date">
            <text:p>8/25/1979</text:p>
          </table:table-cell>
          <table:table-cell table:style-name="ce139" office:value-type="string" calcext:value-type="string">
            <text:p>2ГУ</text:p>
          </table:table-cell>
          <table:table-cell table:number-columns-repeated="251"/>
        </table:table-row>
        <table:table-row table:style-name="ro2">
          <table:table-cell/>
          <table:table-cell table:style-name="ce146"/>
          <table:table-cell table:style-name="ce149"/>
          <table:table-cell table:style-name="ce151"/>
          <table:table-cell table:style-name="ce139"/>
          <table:table-cell table:number-columns-repeated="251"/>
        </table:table-row>
        <table:table-row table:style-name="ro2">
          <table:table-cell/>
          <table:table-cell table:style-name="ce147"/>
          <table:table-cell table:style-name="ce142" table:number-columns-repeated="2"/>
          <table:table-cell table:style-name="ce157"/>
          <table:table-cell table:number-columns-repeated="251"/>
        </table:table-row>
        <table:table-row table:style-name="ro2" table:number-rows-repeated="90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Группа Б" table:style-name="ta3" table:print="false">
        <table:table-column table:style-name="co2" table:number-columns-repeated="2" table:default-cell-style-name="ce118"/>
        <table:table-column table:style-name="co3" table:default-cell-style-name="ce128"/>
        <table:table-column table:style-name="co4" table:default-cell-style-name="ce128"/>
        <table:table-column table:style-name="co1" table:default-cell-style-name="ce128"/>
        <table:table-column table:style-name="co5" table:number-columns-repeated="2" table:default-cell-style-name="ce128"/>
        <table:table-column table:style-name="co2" table:default-cell-style-name="ce118"/>
        <table:table-column table:style-name="co3" table:default-cell-style-name="ce128"/>
        <table:table-column table:style-name="co4" table:default-cell-style-name="ce128"/>
        <table:table-column table:style-name="co1" table:number-columns-repeated="17" table:default-cell-style-name="ce128"/>
        <table:table-column table:style-name="co1" table:number-columns-repeated="229" table:default-cell-style-name="Default"/>
        <table:table-row table:style-name="ro2">
          <table:table-cell/>
          <table:table-cell table:style-name="ce163" office:value-type="string" calcext:value-type="string" table:number-columns-spanned="10" table:number-rows-spanned="1">
            <text:p>Состав команд группы Б</text:p>
          </table:table-cell>
          <table:covered-table-cell table:number-columns-repeated="9" table:style-name="ce126"/>
          <table:table-cell table:number-columns-repeated="245"/>
        </table:table-row>
        <table:table-row table:style-name="ro2">
          <table:table-cell/>
          <table:table-cell table:style-name="ce164" office:value-type="string" calcext:value-type="string" table:number-columns-spanned="10" table:number-rows-spanned="1">
            <text:p>В свободной рамке впишите название (свреху) и состав своей команды. Если свободных рамок нет - сделайте её!</text:p>
          </table:table-cell>
          <table:covered-table-cell table:number-columns-repeated="9" table:style-name="ce126"/>
          <table:table-cell table:number-columns-repeated="245"/>
        </table:table-row>
        <table:table-row table:style-name="ro2">
          <table:table-cell/>
          <table:table-cell table:style-name="ce165" table:number-columns-repeated="10"/>
          <table:table-cell table:number-columns-repeated="245"/>
        </table:table-row>
        <table:table-row table:style-name="ro2">
          <table:table-cell table:style-name="ce139"/>
          <table:table-cell table:style-name="ce166" office:value-type="string" calcext:value-type="string" table:number-columns-spanned="4" table:number-rows-spanned="1">
            <text:p>Вяжибулинь МПГУ</text:p>
          </table:table-cell>
          <table:covered-table-cell table:number-columns-repeated="3" table:style-name="ce126"/>
          <table:table-cell table:style-name="ce138"/>
          <table:table-cell table:style-name="ce139"/>
          <table:table-cell table:style-name="ce166" office:value-type="string" calcext:value-type="string" table:number-columns-spanned="4" table:number-rows-spanned="1">
            <text:p>Дым без огня</text:p>
          </table:table-cell>
          <table:covered-table-cell table:number-columns-repeated="3" table:style-name="ce126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8"/>
          <table:table-cell table:style-name="ce13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Ермолаев Никита Романович </text:p>
          </table:table-cell>
          <table:table-cell table:style-name="ce151" office:value-type="date" office:date-value="1994-03-22" calcext:value-type="date">
            <text:p>3/22/1994</text:p>
          </table:table-cell>
          <table:table-cell table:style-name="ce139" office:value-type="string" calcext:value-type="string">
            <text:p>1ГУ</text:p>
          </table:table-cell>
          <table:table-cell table:style-name="ce138"/>
          <table:table-cell table:style-name="ce139"/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Горбунова Анна Валерьевна</text:p>
          </table:table-cell>
          <table:table-cell table:style-name="ce151" office:value-type="date" office:date-value="1982-08-26" calcext:value-type="date">
            <text:p>8/26/1982</text:p>
          </table:table-cell>
          <table:table-cell table:style-name="ce139" office:value-type="string" calcext:value-type="string">
            <text:p>2Б(альп)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Украинцев Вадим Юрьевич </text:p>
          </table:table-cell>
          <table:table-cell table:style-name="ce151" office:value-type="date" office:date-value="1994-12-23" calcext:value-type="date">
            <text:p>12/23/1994</text:p>
          </table:table-cell>
          <table:table-cell table:style-name="ce139" office:value-type="string" calcext:value-type="string">
            <text:p>1ГУ</text:p>
          </table:table-cell>
          <table:table-cell table:style-name="ce138"/>
          <table:table-cell table:style-name="ce139"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Горбунов Максим Владимирович</text:p>
          </table:table-cell>
          <table:table-cell table:style-name="ce151" office:value-type="date" office:date-value="1978-02-20" calcext:value-type="date">
            <text:p>2/20/1978</text:p>
          </table:table-cell>
          <table:table-cell table:style-name="ce139" office:value-type="string" calcext:value-type="string">
            <text:p>2Б(альп)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Свищенков Даниил Александрович</text:p>
          </table:table-cell>
          <table:table-cell table:style-name="ce154" office:value-type="float" office:value="1994" calcext:value-type="float">
            <text:p>1994</text:p>
          </table:table-cell>
          <table:table-cell table:style-name="ce139" office:value-type="string" calcext:value-type="string">
            <text:p>1ГУ</text:p>
          </table:table-cell>
          <table:table-cell table:style-name="ce138"/>
          <table:table-cell table:style-name="ce139"/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Хрущева Анна Сергеевна</text:p>
          </table:table-cell>
          <table:table-cell table:style-name="ce151" office:value-type="date" office:date-value="1984-08-11" calcext:value-type="date">
            <text:p>8/11/1984</text:p>
          </table:table-cell>
          <table:table-cell table:style-name="ce139" office:value-type="string" calcext:value-type="string">
            <text:p>1 пу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Шилин Борис Александрович</text:p>
          </table:table-cell>
          <table:table-cell table:style-name="ce151" office:value-type="date" office:date-value="1982-07-19" calcext:value-type="date">
            <text:p>7/19/1982</text:p>
          </table:table-cell>
          <table:table-cell table:style-name="ce139" office:value-type="string" calcext:value-type="string">
            <text:p>1ГУ</text:p>
          </table:table-cell>
          <table:table-cell table:style-name="ce138"/>
          <table:table-cell table:style-name="ce139"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Евдокимова Татьяна Александровна</text:p>
          </table:table-cell>
          <table:table-cell table:style-name="ce151" office:value-type="date" office:date-value="1986-01-25" calcext:value-type="date">
            <text:p>1/25/1986</text:p>
          </table:table-cell>
          <table:table-cell table:style-name="ce139" office:value-type="string" calcext:value-type="string">
            <text:p>2 ву.1пу.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Васильева Мария Алексеевна </text:p>
          </table:table-cell>
          <table:table-cell table:style-name="ce151" office:value-type="date" office:date-value="1996-06-21" calcext:value-type="date">
            <text:p>6/21/1996</text:p>
          </table:table-cell>
          <table:table-cell table:style-name="ce139" office:value-type="string" calcext:value-type="string">
            <text:p>1ГУ</text:p>
          </table:table-cell>
          <table:table-cell table:style-name="ce138"/>
          <table:table-cell table:style-name="ce139"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Пивоваров Дмитрий Юрьевич</text:p>
          </table:table-cell>
          <table:table-cell table:style-name="ce151" office:value-type="date" office:date-value="1985-12-14" calcext:value-type="date">
            <text:p>12/14/1985</text:p>
          </table:table-cell>
          <table:table-cell table:style-name="ce139" office:value-type="string" calcext:value-type="string">
            <text:p>2кс(вело)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Гуськова Алина Евгеньевна </text:p>
          </table:table-cell>
          <table:table-cell table:style-name="ce151" office:value-type="date" office:date-value="1994-04-21" calcext:value-type="date">
            <text:p>4/21/1994</text:p>
          </table:table-cell>
          <table:table-cell table:style-name="ce139" office:value-type="string" calcext:value-type="string">
            <text:p>2ПУ</text:p>
          </table:table-cell>
          <table:table-cell table:style-name="ce138"/>
          <table:table-cell table:style-name="ce139"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Полиновская Мария Петровна </text:p>
          </table:table-cell>
          <table:table-cell table:style-name="ce151" office:value-type="date" office:date-value="1986-12-03" calcext:value-type="date">
            <text:p>12/3/1986</text:p>
          </table:table-cell>
          <table:table-cell table:style-name="ce139" office:value-type="string" calcext:value-type="string">
            <text:p>2гу.1пр</text:p>
          </table:table-cell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38" office:value-type="string" calcext:value-type="string">
            <text:p>зап</text:p>
          </table:table-cell>
          <table:table-cell table:style-name="ce138" office:value-type="string" calcext:value-type="string">
            <text:p>Филина Алина Александровна </text:p>
          </table:table-cell>
          <table:table-cell table:style-name="ce138" office:value-type="float" office:value="1995" calcext:value-type="float">
            <text:p>1995</text:p>
          </table:table-cell>
          <table:table-cell table:style-name="ce139" office:value-type="string" calcext:value-type="string">
            <text:p>1ГУ</text:p>
          </table:table-cell>
          <table:table-cell table:style-name="ce138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9"/>
          <table:table-cell table:style-name="ce142" office:value-type="string" calcext:value-type="string">
            <text:p>зап</text:p>
          </table:table-cell>
          <table:table-cell table:style-name="ce142" office:value-type="string" calcext:value-type="string">
            <text:p>Земскова Евгения Ивановна </text:p>
          </table:table-cell>
          <table:table-cell table:style-name="ce142" office:value-type="float" office:value="1997" calcext:value-type="float">
            <text:p>1997</text:p>
          </table:table-cell>
          <table:table-cell table:style-name="ce157" office:value-type="string" calcext:value-type="string">
            <text:p>1ГУ</text:p>
          </table:table-cell>
          <table:table-cell table:style-name="ce138"/>
          <table:table-cell table:style-name="ce139"/>
          <table:table-cell table:style-name="ce142" table:number-columns-repeated="3"/>
          <table:table-cell table:style-name="ce157"/>
          <table:table-cell table:style-name="ce138" table:number-columns-repeated="16"/>
          <table:table-cell table:number-columns-repeated="229"/>
        </table:table-row>
        <table:table-row table:style-name="ro2">
          <table:table-cell table:style-name="ce138" table:number-columns-repeated="27"/>
          <table:table-cell table:number-columns-repeated="229"/>
        </table:table-row>
        <table:table-row table:style-name="ro2">
          <table:table-cell table:number-columns-repeated="2"/>
          <table:table-cell table:style-name="ce118" table:number-columns-repeated="3"/>
          <table:table-cell table:number-columns-repeated="3"/>
          <table:table-cell table:style-name="ce118" table:number-columns-repeated="3"/>
          <table:table-cell table:number-columns-repeated="245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Котляров-Б</text:p>
          </table:table-cell>
          <table:covered-table-cell table:number-columns-repeated="3" table:style-name="ce126"/>
          <table:table-cell table:number-columns-repeated="2"/>
          <table:table-cell table:style-name="ce122" office:value-type="string" calcext:value-type="string" table:number-columns-spanned="4" table:number-rows-spanned="1">
            <text:p>Горный клуб "Скиф"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 table:style-name="ce11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16"/>
          <table:table-cell table:number-columns-repeated="229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Голиков Евгений Александрович</text:p>
          </table:table-cell>
          <table:table-cell table:style-name="ce152" office:value-type="date" office:date-value="1992-12-11" calcext:value-type="date">
            <text:p>12/11/1992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Фролова Анна Евгеньевна</text:p>
          </table:table-cell>
          <table:table-cell table:style-name="ce132" office:value-type="date" office:date-value="1986-11-23" calcext:value-type="date">
            <text:p>11/23/1986</text:p>
          </table:table-cell>
          <table:table-cell table:style-name="ce134" office:value-type="string" calcext:value-type="string">
            <text:p>2Б (альп)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table:style-name="ce138" office:value-type="string" calcext:value-type="string">
            <text:p>Гусев Николай Алексеевич</text:p>
          </table:table-cell>
          <table:table-cell table:style-name="ce152" office:value-type="date" office:date-value="1992-01-07" calcext:value-type="date">
            <text:p>1/7/1992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Канев Данил Валерьевич</text:p>
          </table:table-cell>
          <table:table-cell table:style-name="ce132" office:value-type="date" office:date-value="1986-03-30" calcext:value-type="date">
            <text:p>3/30/1986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Жулич Татьяна Вячеславовна</text:p>
          </table:table-cell>
          <table:table-cell table:style-name="ce152" office:value-type="date" office:date-value="1985-10-15" calcext:value-type="date">
            <text:p>10/15/1985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Никольская Полина Михайловна</text:p>
          </table:table-cell>
          <table:table-cell table:style-name="ce132" office:value-type="date" office:date-value="1988-07-15" calcext:value-type="date">
            <text:p>7/15/1988</text:p>
          </table:table-cell>
          <table:table-cell table:style-name="ce134" office:value-type="string" calcext:value-type="string">
            <text:p>2Б (альп)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table:style-name="ce138" office:value-type="string" calcext:value-type="string">
            <text:p>Кошевая Анна Алексеевна</text:p>
          </table:table-cell>
          <table:table-cell table:style-name="ce152" office:value-type="date" office:date-value="1993-05-14" calcext:value-type="date">
            <text:p>5/14/1993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Пронина Вероника Юрьевна</text:p>
          </table:table-cell>
          <table:table-cell table:style-name="ce132" office:value-type="date" office:date-value="1991-10-31" calcext:value-type="date">
            <text:p>10/31/1991</text:p>
          </table:table-cell>
          <table:table-cell table:style-name="ce134" office:value-type="string" calcext:value-type="string">
            <text:p>2Б (альп)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Лебедев Александр Геннадьевич</text:p>
          </table:table-cell>
          <table:table-cell table:style-name="ce152" office:value-type="date" office:date-value="1992-11-19" calcext:value-type="date">
            <text:p>11/19/1992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Борисова Елизавета Андреевна</text:p>
          </table:table-cell>
          <table:table-cell table:style-name="ce132" office:value-type="date" office:date-value="1991-06-26" calcext:value-type="date">
            <text:p>6/26/1991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table:style-name="ce138" office:value-type="string" calcext:value-type="string">
            <text:p>Смирнова Екатерина Алексеевна</text:p>
          </table:table-cell>
          <table:table-cell table:style-name="ce152" office:value-type="date" office:date-value="1991-11-19" calcext:value-type="date">
            <text:p>11/19/1991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Демиденко Николай Александрович</text:p>
          </table:table-cell>
          <table:table-cell table:style-name="ce132" office:value-type="date" office:date-value="1988-02-18" calcext:value-type="date">
            <text:p>2/18/1988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118" table:number-columns-repeated="3"/>
          <table:table-cell table:number-columns-repeated="3"/>
          <table:table-cell table:style-name="ce118" table:number-columns-repeated="3"/>
          <table:table-cell table:number-columns-repeated="245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Кроли</text:p>
          </table:table-cell>
          <table:covered-table-cell table:number-columns-repeated="3" table:style-name="ce126"/>
          <table:table-cell table:number-columns-repeated="2"/>
          <table:table-cell table:style-name="ce122" office:value-type="string" calcext:value-type="string" table:number-columns-spanned="4" table:number-rows-spanned="1">
            <text:p>ТК МИСиС - Приполярный Саян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 table:style-name="ce11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16"/>
          <table:table-cell table:number-columns-repeated="229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Столяров Дмитрий Васильевич</text:p>
          </table:table-cell>
          <table:table-cell table:style-name="ce132" office:value-type="date" office:date-value="1991-07-26" calcext:value-type="date">
            <text:p>7/26/1991</text:p>
          </table:table-cell>
          <table:table-cell table:style-name="ce134" office:value-type="string" calcext:value-type="string">
            <text:p>1 ГУ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Бодян Александр</text:p>
          </table:table-cell>
          <table:table-cell table:style-name="ce132" office:value-type="date" office:date-value="1993-03-05" calcext:value-type="date">
            <text:p>3/5/1993</text:p>
          </table:table-cell>
          <table:table-cell table:style-name="ce134" office:value-type="string" calcext:value-type="string">
            <text:p>3П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Никишин Артем Александрович</text:p>
          </table:table-cell>
          <table:table-cell table:style-name="ce132" office:value-type="date" office:date-value="1990-09-19" calcext:value-type="date">
            <text:p>9/19/1990</text:p>
          </table:table-cell>
          <table:table-cell table:style-name="ce134" office:value-type="string" calcext:value-type="string">
            <text:p>1 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Румянцева Мария</text:p>
          </table:table-cell>
          <table:table-cell table:style-name="ce132" office:value-type="date" office:date-value="1990-10-27" calcext:value-type="date">
            <text:p>10/27/1990</text:p>
          </table:table-cell>
          <table:table-cell table:style-name="ce134" office:value-type="string" calcext:value-type="string">
            <text:p>3П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Шпрайцер Сергей Сергеевич</text:p>
          </table:table-cell>
          <table:table-cell table:style-name="ce132" office:value-type="date" office:date-value="1979-01-25" calcext:value-type="date">
            <text:p>1/25/1979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Оболкина Татьяна</text:p>
          </table:table-cell>
          <table:table-cell table:style-name="ce132" office:value-type="date" office:date-value="1991-09-11" calcext:value-type="date">
            <text:p>9/11/1991</text:p>
          </table:table-cell>
          <table:table-cell table:style-name="ce134" office:value-type="string" calcext:value-type="string">
            <text:p>2П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Тарасов Андрей Викторович</text:p>
          </table:table-cell>
          <table:table-cell table:style-name="ce132" office:value-type="date" office:date-value="1985-09-15" calcext:value-type="date">
            <text:p>9/15/1985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Тарасова Анастасия</text:p>
          </table:table-cell>
          <table:table-cell table:style-name="ce132" office:value-type="date" office:date-value="1994-04-29" calcext:value-type="date">
            <text:p>4/29/1994</text:p>
          </table:table-cell>
          <table:table-cell table:style-name="ce134" office:value-type="string" calcext:value-type="string">
            <text:p>2П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Гусев Илья Александрович</text:p>
          </table:table-cell>
          <table:table-cell table:style-name="ce132" office:value-type="date" office:date-value="1990-10-22" calcext:value-type="date">
            <text:p>10/22/1990</text:p>
          </table:table-cell>
          <table:table-cell table:style-name="ce134" office:value-type="string" calcext:value-type="string">
            <text:p>1 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Трухмаева Вера</text:p>
          </table:table-cell>
          <table:table-cell table:style-name="ce132" office:value-type="date" office:date-value="1983-10-09" calcext:value-type="date">
            <text:p>10/9/1983</text:p>
          </table:table-cell>
          <table:table-cell table:style-name="ce134" office:value-type="string" calcext:value-type="string">
            <text:p>2П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Панферова Альбина Альхатовна</text:p>
          </table:table-cell>
          <table:table-cell table:style-name="ce132" office:value-type="date" office:date-value="1981-05-19" calcext:value-type="date">
            <text:p>5/19/1981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Пономарёв Андрей</text:p>
          </table:table-cell>
          <table:table-cell table:style-name="ce132" office:value-type="date" office:date-value="1995-03-06" calcext:value-type="date">
            <text:p>3/6/1995</text:p>
          </table:table-cell>
          <table:table-cell table:style-name="ce134" office:value-type="string" calcext:value-type="string">
            <text:p>2ПУ</text:p>
          </table:table-cell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 office:value-type="string" calcext:value-type="string">
            <text:p>зап</text:p>
          </table:table-cell>
          <table:table-cell table:style-name="ce129" office:value-type="string" calcext:value-type="string">
            <text:p>Пыркова Дарья</text:p>
          </table:table-cell>
          <table:table-cell table:style-name="ce169" office:value-type="date" office:date-value="1984-07-19" calcext:value-type="date">
            <text:p>7/19/1984</text:p>
          </table:table-cell>
          <table:table-cell table:style-name="ce135" office:value-type="string" calcext:value-type="string">
            <text:p>5ПУ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118" table:number-columns-repeated="3"/>
          <table:table-cell table:number-columns-repeated="3"/>
          <table:table-cell table:style-name="ce118" table:number-columns-repeated="3"/>
          <table:table-cell table:number-columns-repeated="245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Карловы Вары</text:p>
          </table:table-cell>
          <table:covered-table-cell table:number-columns-repeated="3" table:style-name="ce126"/>
          <table:table-cell table:number-columns-repeated="2"/>
          <table:table-cell table:style-name="ce122" office:value-type="string" calcext:value-type="string" table:number-columns-spanned="4" table:number-rows-spanned="1">
            <text:p>Пряники Карлович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 table:style-name="ce119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style-name="ce131" table:number-columns-repeated="16"/>
          <table:table-cell table:number-columns-repeated="229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Храбров Кузьма Андреевич</text:p>
          </table:table-cell>
          <table:table-cell table:style-name="ce132" office:value-type="date" office:date-value="1990-09-15" calcext:value-type="date">
            <text:p>9/15/1990</text:p>
          </table:table-cell>
          <table:table-cell table:style-name="ce134" office:value-type="string" calcext:value-type="string">
            <text:p>альп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Тараскин Михаил Игоревич</text:p>
          </table:table-cell>
          <table:table-cell table:style-name="ce132" office:value-type="date" office:date-value="1987-07-12" calcext:value-type="date">
            <text:p>7/12/1987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Сорокина Евгения Михайловна</text:p>
          </table:table-cell>
          <table:table-cell table:style-name="ce132" office:value-type="date" office:date-value="1992-12-07" calcext:value-type="date">
            <text:p>12/7/1992</text:p>
          </table:table-cell>
          <table:table-cell table:style-name="ce134" office:value-type="string" calcext:value-type="string">
            <text:p>3ГУ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Кузнецов Иван Алексеевич</text:p>
          </table:table-cell>
          <table:table-cell table:style-name="ce132" office:value-type="date" office:date-value="1996-05-16" calcext:value-type="date">
            <text:p>5/16/1996</text:p>
          </table:table-cell>
          <table:table-cell table:style-name="ce134" office:value-type="string" calcext:value-type="string">
            <text:p>1П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Кузин Андрей Александрович</text:p>
          </table:table-cell>
          <table:table-cell table:style-name="ce132" office:value-type="date" office:date-value="1990-10-28" calcext:value-type="date">
            <text:p>10/28/1990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Уварова Наталья Александровна</text:p>
          </table:table-cell>
          <table:table-cell table:style-name="ce132" office:value-type="date" office:date-value="1994-12-24" calcext:value-type="date">
            <text:p>12/24/1994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Кудряшова Ксения Сергеевна</text:p>
          </table:table-cell>
          <table:table-cell table:style-name="ce132" office:value-type="date" office:date-value="1988-01-17" calcext:value-type="date">
            <text:p>1/17/1988</text:p>
          </table:table-cell>
          <table:table-cell table:style-name="ce134" office:value-type="string" calcext:value-type="string">
            <text:p>альп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Назарова Анна Андреевна</text:p>
          </table:table-cell>
          <table:table-cell table:style-name="ce132" office:value-type="date" office:date-value="1993-04-09" calcext:value-type="date">
            <text:p>4/9/1993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Рязанов Денис Вячеславович</text:p>
          </table:table-cell>
          <table:table-cell table:style-name="ce132" office:value-type="date" office:date-value="1978-06-09" calcext:value-type="date">
            <text:p>6/9/1978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Глазкова Екатерина Александровна</text:p>
          </table:table-cell>
          <table:table-cell table:style-name="ce132" office:value-type="date" office:date-value="1992-02-04" calcext:value-type="date">
            <text:p>2/4/1992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Новикова Ольга Владиславовна</text:p>
          </table:table-cell>
          <table:table-cell table:style-name="ce132" office:value-type="date" office:date-value="1995-07-29" calcext:value-type="date">
            <text:p>7/29/1995</text:p>
          </table:table-cell>
          <table:table-cell table:style-name="ce134" office:value-type="string" calcext:value-type="string">
            <text:p>альп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Кравченко Александр Сергеевич</text:p>
          </table:table-cell>
          <table:table-cell table:style-name="ce132" office:value-type="date" office:date-value="1988-07-11" calcext:value-type="date">
            <text:p>7/11/1988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Пегас</text:p>
          </table:table-cell>
          <table:covered-table-cell table:number-columns-repeated="3" table:style-name="ce126"/>
          <table:table-cell table:number-columns-repeated="2"/>
          <table:table-cell table:style-name="ce122" office:value-type="string" calcext:value-type="string" table:number-columns-spanned="4" table:number-rows-spanned="1">
            <text:p>Сабурова-1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"/>
          <table:table-cell table:style-name="ce122" office:value-type="string" calcext:value-type="string">
            <text:p>№</text:p>
          </table:table-cell>
          <table:table-cell table:style-name="ce16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Дымов Роман Александрович</text:p>
          </table:table-cell>
          <table:table-cell office:value-type="float" office:value="1991" calcext:value-type="float">
            <text:p>1991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48" office:value-type="float" office:value="1" calcext:value-type="float">
            <text:p>1</text:p>
          </table:table-cell>
          <table:table-cell table:style-name="ce170" office:value-type="string" calcext:value-type="string">
            <text:p>Курзаева Наталья Павловна</text:p>
          </table:table-cell>
          <table:table-cell table:style-name="ce168" office:value-type="date" office:date-value="1996-03-20" calcext:value-type="date">
            <text:p>3/20/1996</text:p>
          </table:table-cell>
          <table:table-cell table:style-name="ce172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Жиденко Михаил Васильевич</text:p>
          </table:table-cell>
          <table:table-cell office:value-type="float" office:value="1990" calcext:value-type="float">
            <text:p>1990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Пустошный Павел Глебович</text:p>
          </table:table-cell>
          <table:table-cell table:style-name="ce137" office:value-type="date" office:date-value="1994-10-10" calcext:value-type="date">
            <text:p>10/10/1994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Хабаров Дмитрий Викторович</text:p>
          </table:table-cell>
          <table:table-cell office:value-type="float" office:value="1986" calcext:value-type="float">
            <text:p>1986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Габдушев Мартин Маратович</text:p>
          </table:table-cell>
          <table:table-cell table:style-name="ce137" office:value-type="date" office:date-value="1994-10-11" calcext:value-type="date">
            <text:p>10/11/1994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Смирнова Ирина Игоревна</text:p>
          </table:table-cell>
          <table:table-cell office:value-type="float" office:value="1990" calcext:value-type="float">
            <text:p>1990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Дроздов Сергей Александрович</text:p>
          </table:table-cell>
          <table:table-cell table:style-name="ce137" office:value-type="date" office:date-value="1992-03-14" calcext:value-type="date">
            <text:p>3/14/1992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Кузнецова Анастасия Андреевна</text:p>
          </table:table-cell>
          <table:table-cell office:value-type="float" office:value="1996" calcext:value-type="float">
            <text:p>1996</text:p>
          </table:table-cell>
          <table:table-cell table:style-name="ce134" office:value-type="string" calcext:value-type="string">
            <text:p>2ГУ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Солнцев Евгений Михайлович</text:p>
          </table:table-cell>
          <table:table-cell table:style-name="ce137" office:value-type="date" office:date-value="1995-03-19" calcext:value-type="date">
            <text:p>3/19/1995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Стригуновская Валентина Георгиевна</text:p>
          </table:table-cell>
          <table:table-cell office:value-type="float" office:value="1991" calcext:value-type="float">
            <text:p>1991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Бацман Анна Романовна</text:p>
          </table:table-cell>
          <table:table-cell table:style-name="ce137" office:value-type="date" office:date-value="1996-06-15" calcext:value-type="date">
            <text:p>6/15/1996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 office:value-type="float" office:value="7" calcext:value-type="float">
            <text:p>7</text:p>
          </table:table-cell>
          <table:table-cell table:style-name="ce129"/>
          <table:table-cell table:style-name="ce171"/>
          <table:table-cell table:style-name="ce135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Сабурова-2</text:p>
          </table:table-cell>
          <table:covered-table-cell table:number-columns-repeated="3" table:style-name="ce126"/>
          <table:table-cell table:number-columns-repeated="2"/>
          <table:table-cell table:style-name="ce122" office:value-type="string" calcext:value-type="string" table:number-columns-spanned="4" table:number-rows-spanned="1">
            <text:p>Семенюк-1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/>
          <table:table-cell table:style-name="ce122" office:value-type="string" calcext:value-type="string">
            <text:p>№</text:p>
          </table:table-cell>
          <table:table-cell table:style-name="ce16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45"/>
        </table:table-row>
        <table:table-row table:style-name="ro2">
          <table:table-cell/>
          <table:table-cell table:style-name="ce148" office:value-type="float" office:value="1" calcext:value-type="float">
            <text:p>1</text:p>
          </table:table-cell>
          <table:table-cell office:value-type="string" calcext:value-type="string">
            <text:p>Петров Николай Леонидович</text:p>
          </table:table-cell>
          <table:table-cell table:style-name="ce168" office:value-type="date" office:date-value="1995-05-25" calcext:value-type="date">
            <text:p>5/25/1995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Синева Тамара Алексеевна</text:p>
          </table:table-cell>
          <table:table-cell table:style-name="ce137" office:value-type="date" office:date-value="1991-01-04" calcext:value-type="date">
            <text:p>1/4/1991</text:p>
          </table:table-cell>
          <table:table-cell table:style-name="ce134" office:value-type="string" calcext:value-type="string">
            <text:p>1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Холин Роман Вадимович</text:p>
          </table:table-cell>
          <table:table-cell table:style-name="ce137" office:value-type="date" office:date-value="1994-07-30" calcext:value-type="date">
            <text:p>7/30/1994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table:style-name="ce126" office:value-type="string" calcext:value-type="string">
            <text:p>Германский Семён Аркадьевич</text:p>
          </table:table-cell>
          <table:table-cell table:style-name="ce137" office:value-type="date" office:date-value="1993-01-12" calcext:value-type="date">
            <text:p>1/12/1993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Чудинова Юлия Владимировна</text:p>
          </table:table-cell>
          <table:table-cell table:style-name="ce137" office:value-type="date" office:date-value="1991-05-26" calcext:value-type="date">
            <text:p>5/26/1991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table:style-name="ce126" office:value-type="string" calcext:value-type="string">
            <text:p>Иовлев Александр Валерьевич</text:p>
          </table:table-cell>
          <table:table-cell table:style-name="ce137" office:value-type="date" office:date-value="1991-09-11" calcext:value-type="date">
            <text:p>9/11/1991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Еремеев Сергей Андреевич</text:p>
          </table:table-cell>
          <table:table-cell table:style-name="ce137" office:value-type="date" office:date-value="1985-07-28" calcext:value-type="date">
            <text:p>7/28/1985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table:style-name="ce126" office:value-type="string" calcext:value-type="string">
            <text:p>Гнездилов Михаил Васильевич</text:p>
          </table:table-cell>
          <table:table-cell table:style-name="ce137" office:value-type="date" office:date-value="1992-12-18" calcext:value-type="date">
            <text:p>12/18/1992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Мальшева Анна Георгиевна</text:p>
          </table:table-cell>
          <table:table-cell table:style-name="ce137" office:value-type="date" office:date-value="1993-08-22" calcext:value-type="date">
            <text:p>8/22/1993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table:style-name="ce126" office:value-type="string" calcext:value-type="string">
            <text:p>Ахметзянова Фарида Айдаровна</text:p>
          </table:table-cell>
          <table:table-cell table:style-name="ce137" office:value-type="date" office:date-value="1993-04-29" calcext:value-type="date">
            <text:p>4/29/1993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Маслова Татьяна Алексеевна</text:p>
          </table:table-cell>
          <table:table-cell table:style-name="ce137" office:value-type="date" office:date-value="1992-05-13" calcext:value-type="date">
            <text:p>5/13/1992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table:style-name="ce126" office:value-type="string" calcext:value-type="string">
            <text:p>Борщевская Надежда Алексеевна</text:p>
          </table:table-cell>
          <table:table-cell table:style-name="ce137" office:value-type="date" office:date-value="1992-03-30" calcext:value-type="date">
            <text:p>3/30/1992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Семенюк-2</text:p>
          </table:table-cell>
          <table:covered-table-cell table:number-columns-repeated="3" table:style-name="ce126"/>
          <table:table-cell table:number-columns-repeated="2"/>
          <table:table-cell table:style-name="ce122" office:value-type="string" calcext:value-type="string" table:number-columns-spanned="4" table:number-rows-spanned="1">
            <text:p>Варгафтик-1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Мандельбаум Константин Андреевич</text:p>
          </table:table-cell>
          <table:table-cell table:style-name="ce132" office:value-type="date" office:date-value="1990-07-11" calcext:value-type="date">
            <text:p>7/11/1990</text:p>
          </table:table-cell>
          <table:table-cell table:style-name="ce134" office:value-type="string" calcext:value-type="string">
            <text:p>1ГУ</text:p>
          </table:table-cell>
          <table:table-cell table:number-columns-repeated="2"/>
          <table:table-cell table:style-name="ce124" office:value-type="string" calcext:value-type="string">
            <text:p>1к</text:p>
          </table:table-cell>
          <table:table-cell office:value-type="string" calcext:value-type="string">
            <text:p>Воликов Александр Борисович</text:p>
          </table:table-cell>
          <table:table-cell table:style-name="ce132" office:value-type="date" office:date-value="1989-02-19" calcext:value-type="date">
            <text:p>2/19/1989</text:p>
          </table:table-cell>
          <table:table-cell table:style-name="ce134" office:value-type="string" calcext:value-type="string">
            <text:p>альп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Миронов Сергей Валерьевич</text:p>
          </table:table-cell>
          <table:table-cell table:style-name="ce132" office:value-type="date" office:date-value="1988-08-24" calcext:value-type="date">
            <text:p>8/24/1988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Вдовина Екатерина Владимировна</text:p>
          </table:table-cell>
          <table:table-cell table:style-name="ce132" office:value-type="date" office:date-value="1992-03-11" calcext:value-type="date">
            <text:p>3/11/1992</text:p>
          </table:table-cell>
          <table:table-cell table:style-name="ce134" office:value-type="string" calcext:value-type="string">
            <text:p>альп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Черясов Дмитрий Владимирович</text:p>
          </table:table-cell>
          <table:table-cell table:style-name="ce132" office:value-type="date" office:date-value="1990-12-18" calcext:value-type="date">
            <text:p>12/18/1990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Капитанова Юлия Дмитриевна</text:p>
          </table:table-cell>
          <table:table-cell table:style-name="ce132" office:value-type="date" office:date-value="1994-08-02" calcext:value-type="date">
            <text:p>8/2/1994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Тоньшева Анастасия Александровна</text:p>
          </table:table-cell>
          <table:table-cell table:style-name="ce132" office:value-type="date" office:date-value="1990-05-05" calcext:value-type="date">
            <text:p>5/5/1990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Саливон Кирилл Яковлевич</text:p>
          </table:table-cell>
          <table:table-cell table:style-name="ce132" office:value-type="date" office:date-value="1996-10-10" calcext:value-type="date">
            <text:p>10/10/1996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Данилина Татьяна Игоревна</text:p>
          </table:table-cell>
          <table:table-cell table:style-name="ce132" office:value-type="date" office:date-value="1993-04-22" calcext:value-type="date">
            <text:p>4/22/1993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Сангаев Игорь Вячеславович</text:p>
          </table:table-cell>
          <table:table-cell table:style-name="ce132" office:value-type="date" office:date-value="1986-02-11" calcext:value-type="date">
            <text:p>2/11/1986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Неретина Татьяна Юрьевна</text:p>
          </table:table-cell>
          <table:table-cell table:style-name="ce132" office:value-type="date" office:date-value="1994-01-19" calcext:value-type="date">
            <text:p>1/19/1994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Шибалова Александра Сергеевна</text:p>
          </table:table-cell>
          <table:table-cell table:style-name="ce132" office:value-type="date" office:date-value="1992-02-08" calcext:value-type="date">
            <text:p>2/8/1992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5"/>
          <table:table-cell table:style-name="ce129" table:number-columns-repeated="2"/>
          <table:table-cell table:style-name="ce135"/>
          <table:table-cell table:number-columns-repeated="2"/>
          <table:table-cell table:style-name="ce125" office:value-type="string" calcext:value-type="string">
            <text:p>зап</text:p>
          </table:table-cell>
          <table:table-cell table:style-name="ce129" office:value-type="string" calcext:value-type="string">
            <text:p>Минеева Юлия Вадимовна</text:p>
          </table:table-cell>
          <table:table-cell table:style-name="ce169" office:value-type="date" office:date-value="1984-12-25" calcext:value-type="date">
            <text:p>12/25/1984</text:p>
          </table:table-cell>
          <table:table-cell table:style-name="ce135" office:value-type="string" calcext:value-type="string">
            <text:p>ПВД</text:p>
          </table:table-cell>
          <table:table-cell table:number-columns-repeated="24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122" office:value-type="string" calcext:value-type="string" table:number-columns-spanned="4" table:number-rows-spanned="1">
            <text:p>Варгафтик-2</text:p>
          </table:table-cell>
          <table:covered-table-cell table:number-columns-repeated="3" table:style-name="ce126"/>
          <table:table-cell table:number-columns-repeated="2"/>
          <table:table-cell table:style-name="ce122" office:value-type="string" calcext:value-type="string" table:number-columns-spanned="4" table:number-rows-spanned="1">
            <text:p>Iron Man</text:p>
          </table:table-cell>
          <table:covered-table-cell table:number-columns-repeated="3" table:style-name="ce126"/>
          <table:table-cell table:number-columns-repeated="245"/>
        </table:table-row>
        <table:table-row table:style-name="ro2">
          <table:table-cell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ата рождения</text:p>
          </table:table-cell>
          <table:table-cell table:style-name="ce133" office:value-type="string" calcext:value-type="string">
            <text:p>Туристический опыт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string" calcext:value-type="string">
            <text:p>1к</text:p>
          </table:table-cell>
          <table:table-cell office:value-type="string" calcext:value-type="string">
            <text:p>Куликов Федор Вячеславович</text:p>
          </table:table-cell>
          <table:table-cell table:style-name="ce132" office:value-type="date" office:date-value="1990-03-11" calcext:value-type="date">
            <text:p>3/11/1990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Ерёмин Артём Вадимович</text:p>
          </table:table-cell>
          <table:table-cell table:style-name="ce132" office:value-type="date" office:date-value="1986-12-31" calcext:value-type="date">
            <text:p>12/31/1986</text:p>
          </table:table-cell>
          <table:table-cell table:style-name="ce134" office:value-type="string" calcext:value-type="string">
            <text:p>2 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Бузикова Тамара Камиловна</text:p>
          </table:table-cell>
          <table:table-cell table:style-name="ce132" office:value-type="date" office:date-value="1992-11-02" calcext:value-type="date">
            <text:p>11/2/1992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2" calcext:value-type="float">
            <text:p>2</text:p>
          </table:table-cell>
          <table:table-cell office:value-type="string" calcext:value-type="string">
            <text:p>Ковалев Олег Александрович</text:p>
          </table:table-cell>
          <table:table-cell table:style-name="ce132" office:value-type="date" office:date-value="1986-07-19" calcext:value-type="date">
            <text:p>7/19/1986</text:p>
          </table:table-cell>
          <table:table-cell table:style-name="ce134" office:value-type="string" calcext:value-type="string">
            <text:p>2 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Минаев Павел Дмитриевич</text:p>
          </table:table-cell>
          <table:table-cell table:style-name="ce132" office:value-type="date" office:date-value="1995-10-23" calcext:value-type="date">
            <text:p>10/23/1995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3" calcext:value-type="float">
            <text:p>3</text:p>
          </table:table-cell>
          <table:table-cell office:value-type="string" calcext:value-type="string">
            <text:p>Аншин Виталий Сергеевич</text:p>
          </table:table-cell>
          <table:table-cell table:style-name="ce132" office:value-type="date" office:date-value="1988-07-19" calcext:value-type="date">
            <text:p>7/19/1988</text:p>
          </table:table-cell>
          <table:table-cell table:style-name="ce134" office:value-type="string" calcext:value-type="string">
            <text:p>1 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Мышляева Ирина Отарьевна</text:p>
          </table:table-cell>
          <table:table-cell table:style-name="ce132" office:value-type="date" office:date-value="1990-11-13" calcext:value-type="date">
            <text:p>11/13/1990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office:value-type="string" calcext:value-type="string">
            <text:p>Копылова Ксения Андревна</text:p>
          </table:table-cell>
          <table:table-cell table:style-name="ce132" office:value-type="date" office:date-value="1992-10-27" calcext:value-type="date">
            <text:p>10/27/1992</text:p>
          </table:table-cell>
          <table:table-cell table:style-name="ce134" office:value-type="string" calcext:value-type="string">
            <text:p>1 ГУ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Сатунин Пётр Сергеевич</text:p>
          </table:table-cell>
          <table:table-cell table:style-name="ce132" office:value-type="date" office:date-value="1991-03-11" calcext:value-type="date">
            <text:p>3/11/1991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5" calcext:value-type="float">
            <text:p>5</text:p>
          </table:table-cell>
          <table:table-cell office:value-type="string" calcext:value-type="string">
            <text:p>Соколова Анастасия Викторовна</text:p>
          </table:table-cell>
          <table:table-cell table:style-name="ce132" office:value-type="date" office:date-value="1994-01-20" calcext:value-type="date">
            <text:p>1/20/1994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Хораш Анна Валерьевна</text:p>
          </table:table-cell>
          <table:table-cell table:style-name="ce132" office:value-type="date" office:date-value="1994-10-05" calcext:value-type="date">
            <text:p>10/5/1994</text:p>
          </table:table-cell>
          <table:table-cell table:style-name="ce134" office:value-type="string" calcext:value-type="string">
            <text:p>ПВД</text:p>
          </table:table-cell>
          <table:table-cell table:number-columns-repeated="2"/>
          <table:table-cell table:style-name="ce124" office:value-type="float" office:value="6" calcext:value-type="float">
            <text:p>6</text:p>
          </table:table-cell>
          <table:table-cell office:value-type="string" calcext:value-type="string">
            <text:p>Емельяненко Наталья Владимировна</text:p>
          </table:table-cell>
          <table:table-cell table:style-name="ce132" office:value-type="date" office:date-value="1990-02-13" calcext:value-type="date">
            <text:p>2/13/1990</text:p>
          </table:table-cell>
          <table:table-cell table:style-name="ce134" office:value-type="string" calcext:value-type="string">
            <text:p>ПВД</text:p>
          </table:table-cell>
          <table:table-cell table:number-columns-repeated="245"/>
        </table:table-row>
        <table:table-row table:style-name="ro2">
          <table:table-cell/>
          <table:table-cell table:style-name="ce125" office:value-type="string" calcext:value-type="string">
            <text:p>зап</text:p>
          </table:table-cell>
          <table:table-cell table:style-name="ce129" office:value-type="string" calcext:value-type="string">
            <text:p>Ланкина Мария Александровна</text:p>
          </table:table-cell>
          <table:table-cell table:style-name="ce169" office:value-type="date" office:date-value="1992-03-17" calcext:value-type="date">
            <text:p>3/17/1992</text:p>
          </table:table-cell>
          <table:table-cell table:style-name="ce135" office:value-type="string" calcext:value-type="string">
            <text:p>ПВД</text:p>
          </table:table-cell>
          <table:table-cell table:number-columns-repeated="2"/>
          <table:table-cell table:style-name="ce125"/>
          <table:table-cell table:style-name="ce129" table:number-columns-repeated="2"/>
          <table:table-cell table:style-name="ce135"/>
          <table:table-cell table:number-columns-repeated="245"/>
        </table:table-row>
        <table:table-row table:style-name="ro2" table:number-rows-repeated="9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4" table:style-name="ta4">
        <office:forms form:automatic-focus="false" form:apply-design-mode="false"/>
        <table:table-column table:style-name="co9" table:visibility="collapse" table:default-cell-style-name="ce118"/>
        <table:table-column table:style-name="co10" table:default-cell-style-name="ce124"/>
        <table:table-column table:style-name="co11" table:default-cell-style-name="ce138"/>
        <table:table-column table:style-name="co9" table:default-cell-style-name="ce173"/>
        <table:table-column table:style-name="co12" table:default-cell-style-name="ce139"/>
        <table:table-column table:style-name="co9" table:default-cell-style-name="ce128"/>
        <table:table-column table:style-name="co9" table:visibility="collapse" table:default-cell-style-name="ce128"/>
        <table:table-column table:style-name="co13" table:default-cell-style-name="ce124"/>
        <table:table-column table:style-name="co14" table:default-cell-style-name="ce138"/>
        <table:table-column table:style-name="co9" table:default-cell-style-name="ce174"/>
        <table:table-column table:style-name="co15" table:default-cell-style-name="ce139"/>
        <table:table-row table:style-name="ro6">
          <table:table-cell/>
          <table:table-cell table:style-name="ce145" office:value-type="string" calcext:value-type="string" table:number-columns-spanned="4" table:number-rows-spanned="1">
            <text:p>Фанагория <text:s/>(Попова)</text:p>
          </table:table-cell>
          <table:covered-table-cell table:number-columns-repeated="3" table:style-name="ce126"/>
          <table:table-cell table:number-columns-repeated="2"/>
          <table:table-cell table:style-name="ce145" office:value-type="string" calcext:value-type="string" table:number-columns-spanned="4" table:number-rows-spanned="1">
            <text:p>Фанагория - 2 (Попова)</text:p>
          </table:table-cell>
          <table:covered-table-cell table:number-columns-repeated="3" table:style-name="ce126"/>
        </table:table-row>
        <table:table-row table:style-name="ro6">
          <table:table-cell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Р</text:p>
          </table:table-cell>
          <table:table-cell table:style-name="ce133" office:value-type="string" calcext:value-type="string">
            <text:p>опыт</text:p>
          </table:table-cell>
          <table:table-cell table:number-columns-repeated="2"/>
          <table:table-cell table:style-name="ce123" office:value-type="string" calcext:value-type="string">
            <text:p>№</text:p>
          </table:table-cell>
          <table:table-cell table:style-name="ce127" office:value-type="string" calcext:value-type="string">
            <text:p>ФИО</text:p>
          </table:table-cell>
          <table:table-cell table:style-name="ce127" office:value-type="string" calcext:value-type="string">
            <text:p>ДР</text:p>
          </table:table-cell>
          <table:table-cell table:style-name="ce133" office:value-type="string" calcext:value-type="string">
            <text:p>опыт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Болосов Илья Александрович</text:p>
          </table:table-cell>
          <table:table-cell office:value-type="date" office:date-value="1990-06-01" calcext:value-type="date">
            <text:p>1 июн, 90</text:p>
          </table:table-cell>
          <table:table-cell office:value-type="string" calcext:value-type="string">
            <text:p>1ГУ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Шамсутдинов Азат Ильгизарович</text:p>
          </table:table-cell>
          <table:table-cell office:value-type="date" office:date-value="1992-09-27" calcext:value-type="date">
            <text:p>27 сен, 92</text:p>
          </table:table-cell>
          <table:table-cell office:value-type="string" calcext:value-type="string">
            <text:p>ПВД</text:p>
          </table:table-cell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Марьясина Софья Семеновна</text:p>
          </table:table-cell>
          <table:table-cell office:value-type="date" office:date-value="1990-10-01" calcext:value-type="date">
            <text:p>1 окт, 90</text:p>
          </table:table-cell>
          <table:table-cell office:value-type="string" calcext:value-type="string">
            <text:p>1ГУ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Есауленко Алексей Георгиевич</text:p>
          </table:table-cell>
          <table:table-cell office:value-type="date" office:date-value="1983-01-25" calcext:value-type="date">
            <text:p>25 янв, 83</text:p>
          </table:table-cell>
          <table:table-cell office:value-type="string" calcext:value-type="string">
            <text:p>2ГУ</text:p>
          </table:table-cell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Морозова Юлия Михайловна</text:p>
          </table:table-cell>
          <table:table-cell office:value-type="date" office:date-value="1989-07-18" calcext:value-type="date">
            <text:p>18 июл, 89</text:p>
          </table:table-cell>
          <table:table-cell office:value-type="string" calcext:value-type="string">
            <text:p>1ГУ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Латыпова Юлия Робертовна</text:p>
          </table:table-cell>
          <table:table-cell office:value-type="date" office:date-value="1996-10-02" calcext:value-type="date">
            <text:p>2 окт, 96</text:p>
          </table:table-cell>
          <table:table-cell office:value-type="string" calcext:value-type="string">
            <text:p>ПВД</text:p>
          </table:table-cell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Степаненко Максим Олегович</text:p>
          </table:table-cell>
          <table:table-cell office:value-type="date" office:date-value="1987-06-09" calcext:value-type="date">
            <text:p>9 июн, 87</text:p>
          </table:table-cell>
          <table:table-cell office:value-type="string" calcext:value-type="string">
            <text:p>1ГУ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Скробова Наталия Алексеевна</text:p>
          </table:table-cell>
          <table:table-cell office:value-type="date" office:date-value="1992-08-11" calcext:value-type="date">
            <text:p>11 авг, 92</text:p>
          </table:table-cell>
          <table:table-cell office:value-type="string" calcext:value-type="string">
            <text:p>1ГУ</text:p>
          </table:table-cell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Вельтищев Михаил Николаевич</text:p>
          </table:table-cell>
          <table:table-cell office:value-type="date" office:date-value="1984-12-15" calcext:value-type="date">
            <text:p>15 дек, 84</text:p>
          </table:table-cell>
          <table:table-cell office:value-type="string" calcext:value-type="string">
            <text:p>1ГУ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Манукян Георгий Саркисович</text:p>
          </table:table-cell>
          <table:table-cell office:value-type="date" office:date-value="1983-07-01" calcext:value-type="date">
            <text:p>1 июл, 83</text:p>
          </table:table-cell>
          <table:table-cell office:value-type="string" calcext:value-type="string">
            <text:p>1ГУ</text:p>
          </table:table-cell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Тюрнин Святослав Олегович</text:p>
          </table:table-cell>
          <table:table-cell table:style-name="ce174" office:value-type="date" office:date-value="1989-04-13" calcext:value-type="date">
            <text:p>13 апр, 89</text:p>
          </table:table-cell>
          <table:table-cell office:value-type="string" calcext:value-type="string">
            <text:p>1ГУ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Кузнецов Владимир Альбертович</text:p>
          </table:table-cell>
          <table:table-cell office:value-type="date" office:date-value="1994-03-23" calcext:value-type="date">
            <text:p>23 мар, 94</text:p>
          </table:table-cell>
          <table:table-cell office:value-type="string" calcext:value-type="string">
            <text:p>1ГУ</text:p>
          </table:table-cell>
        </table:table-row>
        <table:table-row table:style-name="ro6">
          <table:table-cell/>
          <table:table-cell table:style-name="ce146"/>
          <table:table-cell table:style-name="ce149"/>
          <table:table-cell table:style-name="ce151"/>
          <table:table-cell table:number-columns-repeated="3"/>
          <table:table-cell table:style-name="ce146"/>
          <table:table-cell table:style-name="ce149"/>
          <table:table-cell table:style-name="ce151"/>
          <table:table-cell/>
        </table:table-row>
        <table:table-row table:style-name="ro6">
          <table:table-cell/>
          <table:table-cell table:style-name="ce147"/>
          <table:table-cell table:style-name="ce142" table:number-columns-repeated="2"/>
          <table:table-cell table:style-name="ce157"/>
          <table:table-cell table:number-columns-repeated="2"/>
          <table:table-cell table:style-name="ce147"/>
          <table:table-cell table:style-name="ce142" table:number-columns-repeated="2"/>
          <table:table-cell table:style-name="ce1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20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Группа_20_А" style:display-name="PageStyle_Группа 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руппа_20_Б_2b_" style:display-name="PageStyle_Группа Б+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руппа_20_Б" style:display-name="PageStyle_Группа Б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5-29T23:23:55.566070709</meta:print-date>
    <dc:date>2015-05-29T23:24:14.591942710</dc:date>
    <meta:editing-duration>P0D</meta:editing-duration>
    <meta:editing-cycles>1</meta:editing-cycles>
    <meta:document-statistic meta:table-count="4" meta:cell-count="1175" meta:object-count="0"/>
    <meta:generator>LibreOffice/4.2.8.2$Linux_X86_64 LibreOffice_project/420$Build-2</meta:generator>
  </office:meta>
</office:document-meta>
</file>